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46.8pt"/>
    </style:style>
    <style:style style:name="co3" style:family="table-column">
      <style:table-column-properties fo:break-before="auto" style:column-width="37.59pt"/>
    </style:style>
    <style:style style:name="co4" style:family="table-column">
      <style:table-column-properties fo:break-before="auto" style:column-width="380.86pt"/>
    </style:style>
    <style:style style:name="co5" style:family="table-column">
      <style:table-column-properties fo:break-before="auto" style:column-width="27.3pt"/>
    </style:style>
    <style:style style:name="co6" style:family="table-column">
      <style:table-column-properties fo:break-before="auto" style:column-width="34.3pt"/>
    </style:style>
    <style:style style:name="co7" style:family="table-column">
      <style:table-column-properties fo:break-before="auto" style:column-width="33.9pt"/>
    </style:style>
    <style:style style:name="co8" style:family="table-column">
      <style:table-column-properties fo:break-before="auto" style:column-width="108.91pt"/>
    </style:style>
    <style:style style:name="co9" style:family="table-column">
      <style:table-column-properties fo:break-before="auto" style:column-width="49.35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53.0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Income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2]&lt;10; 1; IF([.J2]&lt;20; 2; IF([.J2]&lt;30; 3; IF([.J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IF([.J3]&lt;10; 1; IF([.J3]&lt;20; 2; IF([.J3]&lt;30; 3; IF([.J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4]&lt;10; 1; IF([.J4]&lt;20; 2; IF([.J4]&lt;30; 3; IF([.J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J5]&lt;10; 1; IF([.J5]&lt;20; 2; IF([.J5]&lt;30; 3; IF([.J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6]&lt;10; 1; IF([.J6]&lt;20; 2; IF([.J6]&lt;30; 3; IF([.J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formula="of:=IF([.J7]&lt;10; 1; IF([.J7]&lt;20; 2; IF([.J7]&lt;30; 3; IF([.J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IF([.J8]&lt;10; 1; IF([.J8]&lt;20; 2; IF([.J8]&lt;30; 3; IF([.J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J9]&lt;10; 1; IF([.J9]&lt;20; 2; IF([.J9]&lt;30; 3; IF([.J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J10]&lt;10; 1; IF([.J10]&lt;20; 2; IF([.J10]&lt;30; 3; IF([.J1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J11]&lt;10; 1; IF([.J11]&lt;20; 2; IF([.J11]&lt;30; 3; IF([.J1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J12]&lt;10; 1; IF([.J12]&lt;20; 2; IF([.J12]&lt;30; 3; IF([.J1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formula="of:=IF([.J13]&lt;10; 1; IF([.J13]&lt;20; 2; IF([.J13]&lt;30; 3; IF([.J1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14]&lt;10; 1; IF([.J14]&lt;20; 2; IF([.J14]&lt;30; 3; IF([.J1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15]&lt;10; 1; IF([.J15]&lt;20; 2; IF([.J15]&lt;30; 3; IF([.J1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16]&lt;10; 1; IF([.J16]&lt;20; 2; IF([.J16]&lt;30; 3; IF([.J1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IF([.J17]&lt;10; 1; IF([.J17]&lt;20; 2; IF([.J17]&lt;30; 3; IF([.J1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J18]&lt;10; 1; IF([.J18]&lt;20; 2; IF([.J18]&lt;30; 3; IF([.J1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19]&lt;10; 1; IF([.J19]&lt;20; 2; IF([.J19]&lt;30; 3; IF([.J1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J20]&lt;10; 1; IF([.J20]&lt;20; 2; IF([.J20]&lt;30; 3; IF([.J2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21]&lt;10; 1; IF([.J21]&lt;20; 2; IF([.J21]&lt;30; 3; IF([.J2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22]&lt;10; 1; IF([.J22]&lt;20; 2; IF([.J22]&lt;30; 3; IF([.J2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formula="of:=IF([.J23]&lt;10; 1; IF([.J23]&lt;20; 2; IF([.J23]&lt;30; 3; IF([.J2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formula="of:=IF([.J24]&lt;10; 1; IF([.J24]&lt;20; 2; IF([.J24]&lt;30; 3; IF([.J2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formula="of:=IF([.J25]&lt;10; 1; IF([.J25]&lt;20; 2; IF([.J25]&lt;30; 3; IF([.J2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J26]&lt;10; 1; IF([.J26]&lt;20; 2; IF([.J26]&lt;30; 3; IF([.J2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J27]&lt;10; 1; IF([.J27]&lt;20; 2; IF([.J27]&lt;30; 3; IF([.J27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28]&lt;10; 1; IF([.J28]&lt;20; 2; IF([.J28]&lt;30; 3; IF([.J2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J29]&lt;10; 1; IF([.J29]&lt;20; 2; IF([.J29]&lt;30; 3; IF([.J2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J30]&lt;10; 1; IF([.J30]&lt;20; 2; IF([.J30]&lt;30; 3; IF([.J3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31]&lt;10; 1; IF([.J31]&lt;20; 2; IF([.J31]&lt;30; 3; IF([.J3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J32]&lt;10; 1; IF([.J32]&lt;20; 2; IF([.J32]&lt;30; 3; IF([.J3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IF([.J33]&lt;10; 1; IF([.J33]&lt;20; 2; IF([.J33]&lt;30; 3; IF([.J3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34]&lt;10; 1; IF([.J34]&lt;20; 2; IF([.J34]&lt;30; 3; IF([.J3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35]&lt;10; 1; IF([.J35]&lt;20; 2; IF([.J35]&lt;30; 3; IF([.J3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J36]&lt;10; 1; IF([.J36]&lt;20; 2; IF([.J36]&lt;30; 3; IF([.J3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J37]&lt;10; 1; IF([.J37]&lt;20; 2; IF([.J37]&lt;30; 3; IF([.J3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38]&lt;10; 1; IF([.J38]&lt;20; 2; IF([.J38]&lt;30; 3; IF([.J3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39]&lt;10; 1; IF([.J39]&lt;20; 2; IF([.J39]&lt;30; 3; IF([.J3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J40]&lt;10; 1; IF([.J40]&lt;20; 2; IF([.J40]&lt;30; 3; IF([.J4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J41]&lt;10; 1; IF([.J41]&lt;20; 2; IF([.J41]&lt;30; 3; IF([.J4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formula="of:=IF([.J42]&lt;10; 1; IF([.J42]&lt;20; 2; IF([.J42]&lt;30; 3; IF([.J4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J43]&lt;10; 1; IF([.J43]&lt;20; 2; IF([.J43]&lt;30; 3; IF([.J4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J44]&lt;10; 1; IF([.J44]&lt;20; 2; IF([.J44]&lt;30; 3; IF([.J4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J45]&lt;10; 1; IF([.J45]&lt;20; 2; IF([.J45]&lt;30; 3; IF([.J4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J46]&lt;10; 1; IF([.J46]&lt;20; 2; IF([.J46]&lt;30; 3; IF([.J4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7]&lt;10; 1; IF([.J47]&lt;20; 2; IF([.J47]&lt;30; 3; IF([.J4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48]&lt;10; 1; IF([.J48]&lt;20; 2; IF([.J48]&lt;30; 3; IF([.J4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49]&lt;10; 1; IF([.J49]&lt;20; 2; IF([.J49]&lt;30; 3; IF([.J4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IF([.J50]&lt;10; 1; IF([.J50]&lt;20; 2; IF([.J50]&lt;30; 3; IF([.J5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J51]&lt;10; 1; IF([.J51]&lt;20; 2; IF([.J51]&lt;30; 3; IF([.J5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J52]&lt;10; 1; IF([.J52]&lt;20; 2; IF([.J52]&lt;30; 3; IF([.J5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formula="of:=IF([.J53]&lt;10; 1; IF([.J53]&lt;20; 2; IF([.J53]&lt;30; 3; IF([.J5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J54]&lt;10; 1; IF([.J54]&lt;20; 2; IF([.J54]&lt;30; 3; IF([.J5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5]&lt;10; 1; IF([.J55]&lt;20; 2; IF([.J55]&lt;30; 3; IF([.J5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formula="of:=IF([.J56]&lt;10; 1; IF([.J56]&lt;20; 2; IF([.J56]&lt;30; 3; IF([.J5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J57]&lt;10; 1; IF([.J57]&lt;20; 2; IF([.J57]&lt;30; 3; IF([.J57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58]&lt;10; 1; IF([.J58]&lt;20; 2; IF([.J58]&lt;30; 3; IF([.J5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59]&lt;10; 1; IF([.J59]&lt;20; 2; IF([.J59]&lt;30; 3; IF([.J5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J60]&lt;10; 1; IF([.J60]&lt;20; 2; IF([.J60]&lt;30; 3; IF([.J6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J61]&lt;10; 1; IF([.J61]&lt;20; 2; IF([.J61]&lt;30; 3; IF([.J6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62]&lt;10; 1; IF([.J62]&lt;20; 2; IF([.J62]&lt;30; 3; IF([.J6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J63]&lt;10; 1; IF([.J63]&lt;20; 2; IF([.J63]&lt;30; 3; IF([.J6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J64]&lt;10; 1; IF([.J64]&lt;20; 2; IF([.J64]&lt;30; 3; IF([.J6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J65]&lt;10; 1; IF([.J65]&lt;20; 2; IF([.J65]&lt;30; 3; IF([.J6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J66]&lt;10; 1; IF([.J66]&lt;20; 2; IF([.J66]&lt;30; 3; IF([.J6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J67]&lt;10; 1; IF([.J67]&lt;20; 2; IF([.J67]&lt;30; 3; IF([.J6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J68]&lt;10; 1; IF([.J68]&lt;20; 2; IF([.J68]&lt;30; 3; IF([.J6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formula="of:=IF([.J69]&lt;10; 1; IF([.J69]&lt;20; 2; IF([.J69]&lt;30; 3; IF([.J6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70]&lt;10; 1; IF([.J70]&lt;20; 2; IF([.J70]&lt;30; 3; IF([.J7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71]&lt;10; 1; IF([.J71]&lt;20; 2; IF([.J71]&lt;30; 3; IF([.J7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72]&lt;10; 1; IF([.J72]&lt;20; 2; IF([.J72]&lt;30; 3; IF([.J7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J73]&lt;10; 1; IF([.J73]&lt;20; 2; IF([.J73]&lt;30; 3; IF([.J7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J74]&lt;10; 1; IF([.J74]&lt;20; 2; IF([.J74]&lt;30; 3; IF([.J7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75]&lt;10; 1; IF([.J75]&lt;20; 2; IF([.J75]&lt;30; 3; IF([.J7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76]&lt;10; 1; IF([.J76]&lt;20; 2; IF([.J76]&lt;30; 3; IF([.J7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J77]&lt;10; 1; IF([.J77]&lt;20; 2; IF([.J77]&lt;30; 3; IF([.J7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78]&lt;10; 1; IF([.J78]&lt;20; 2; IF([.J78]&lt;30; 3; IF([.J7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79]&lt;10; 1; IF([.J79]&lt;20; 2; IF([.J79]&lt;30; 3; IF([.J7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J80]&lt;10; 1; IF([.J80]&lt;20; 2; IF([.J80]&lt;30; 3; IF([.J8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J81]&lt;10; 1; IF([.J81]&lt;20; 2; IF([.J81]&lt;30; 3; IF([.J8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J82]&lt;10; 1; IF([.J82]&lt;20; 2; IF([.J82]&lt;30; 3; IF([.J8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83]&lt;10; 1; IF([.J83]&lt;20; 2; IF([.J83]&lt;30; 3; IF([.J8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formula="of:=IF([.J84]&lt;10; 1; IF([.J84]&lt;20; 2; IF([.J84]&lt;30; 3; IF([.J8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IF([.J85]&lt;10; 1; IF([.J85]&lt;20; 2; IF([.J85]&lt;30; 3; IF([.J8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86]&lt;10; 1; IF([.J86]&lt;20; 2; IF([.J86]&lt;30; 3; IF([.J8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J87]&lt;10; 1; IF([.J87]&lt;20; 2; IF([.J87]&lt;30; 3; IF([.J8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J88]&lt;10; 1; IF([.J88]&lt;20; 2; IF([.J88]&lt;30; 3; IF([.J8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89]&lt;10; 1; IF([.J89]&lt;20; 2; IF([.J89]&lt;30; 3; IF([.J8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J90]&lt;10; 1; IF([.J90]&lt;20; 2; IF([.J90]&lt;30; 3; IF([.J9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91]&lt;10; 1; IF([.J91]&lt;20; 2; IF([.J91]&lt;30; 3; IF([.J9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92]&lt;10; 1; IF([.J92]&lt;20; 2; IF([.J92]&lt;30; 3; IF([.J9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93]&lt;10; 1; IF([.J93]&lt;20; 2; IF([.J93]&lt;30; 3; IF([.J9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IF([.J94]&lt;10; 1; IF([.J94]&lt;20; 2; IF([.J94]&lt;30; 3; IF([.J9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J95]&lt;10; 1; IF([.J95]&lt;20; 2; IF([.J95]&lt;30; 3; IF([.J9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96]&lt;10; 1; IF([.J96]&lt;20; 2; IF([.J96]&lt;30; 3; IF([.J9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97]&lt;10; 1; IF([.J97]&lt;20; 2; IF([.J97]&lt;30; 3; IF([.J9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formula="of:=IF([.J98]&lt;10; 1; IF([.J98]&lt;20; 2; IF([.J98]&lt;30; 3; IF([.J9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IF([.J99]&lt;10; 1; IF([.J99]&lt;20; 2; IF([.J99]&lt;30; 3; IF([.J9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J100]&lt;10; 1; IF([.J100]&lt;20; 2; IF([.J100]&lt;30; 3; IF([.J10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101]&lt;10; 1; IF([.J101]&lt;20; 2; IF([.J101]&lt;30; 3; IF([.J10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102]&lt;10; 1; IF([.J102]&lt;20; 2; IF([.J102]&lt;30; 3; IF([.J10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103]&lt;10; 1; IF([.J103]&lt;20; 2; IF([.J103]&lt;30; 3; IF([.J10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J104]&lt;10; 1; IF([.J104]&lt;20; 2; IF([.J104]&lt;30; 3; IF([.J10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formula="of:=IF([.J105]&lt;10; 1; IF([.J105]&lt;20; 2; IF([.J105]&lt;30; 3; IF([.J10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106]&lt;10; 1; IF([.J106]&lt;20; 2; IF([.J106]&lt;30; 3; IF([.J10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107]&lt;10; 1; IF([.J107]&lt;20; 2; IF([.J107]&lt;30; 3; IF([.J10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IF([.J108]&lt;10; 1; IF([.J108]&lt;20; 2; IF([.J108]&lt;30; 3; IF([.J10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109]&lt;10; 1; IF([.J109]&lt;20; 2; IF([.J109]&lt;30; 3; IF([.J10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110]&lt;10; 1; IF([.J110]&lt;20; 2; IF([.J110]&lt;30; 3; IF([.J11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J111]&lt;10; 1; IF([.J111]&lt;20; 2; IF([.J111]&lt;30; 3; IF([.J11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formula="of:=IF([.J112]&lt;10; 1; IF([.J112]&lt;20; 2; IF([.J112]&lt;30; 3; IF([.J11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113]&lt;10; 1; IF([.J113]&lt;20; 2; IF([.J113]&lt;30; 3; IF([.J11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114]&lt;10; 1; IF([.J114]&lt;20; 2; IF([.J114]&lt;30; 3; IF([.J11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J115]&lt;10; 1; IF([.J115]&lt;20; 2; IF([.J115]&lt;30; 3; IF([.J11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J116]&lt;10; 1; IF([.J116]&lt;20; 2; IF([.J116]&lt;30; 3; IF([.J11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117]&lt;10; 1; IF([.J117]&lt;20; 2; IF([.J117]&lt;30; 3; IF([.J11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118]&lt;10; 1; IF([.J118]&lt;20; 2; IF([.J118]&lt;30; 3; IF([.J11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J119]&lt;10; 1; IF([.J119]&lt;20; 2; IF([.J119]&lt;30; 3; IF([.J11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J120]&lt;10; 1; IF([.J120]&lt;20; 2; IF([.J120]&lt;30; 3; IF([.J12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121]&lt;10; 1; IF([.J121]&lt;20; 2; IF([.J121]&lt;30; 3; IF([.J12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J122]&lt;10; 1; IF([.J122]&lt;20; 2; IF([.J122]&lt;30; 3; IF([.J12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123]&lt;10; 1; IF([.J123]&lt;20; 2; IF([.J123]&lt;30; 3; IF([.J12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J124]&lt;10; 1; IF([.J124]&lt;20; 2; IF([.J124]&lt;30; 3; IF([.J12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J125]&lt;10; 1; IF([.J125]&lt;20; 2; IF([.J125]&lt;30; 3; IF([.J12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J126]&lt;10; 1; IF([.J126]&lt;20; 2; IF([.J126]&lt;30; 3; IF([.J12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J127]&lt;10; 1; IF([.J127]&lt;20; 2; IF([.J127]&lt;30; 3; IF([.J12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128]&lt;10; 1; IF([.J128]&lt;20; 2; IF([.J128]&lt;30; 3; IF([.J12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formula="of:=IF([.J129]&lt;10; 1; IF([.J129]&lt;20; 2; IF([.J129]&lt;30; 3; IF([.J12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formula="of:=IF([.J130]&lt;10; 1; IF([.J130]&lt;20; 2; IF([.J130]&lt;30; 3; IF([.J13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J131]&lt;10; 1; IF([.J131]&lt;20; 2; IF([.J131]&lt;30; 3; IF([.J13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J132]&lt;10; 1; IF([.J132]&lt;20; 2; IF([.J132]&lt;30; 3; IF([.J13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133]&lt;10; 1; IF([.J133]&lt;20; 2; IF([.J133]&lt;30; 3; IF([.J13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134]&lt;10; 1; IF([.J134]&lt;20; 2; IF([.J134]&lt;30; 3; IF([.J13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135]&lt;10; 1; IF([.J135]&lt;20; 2; IF([.J135]&lt;30; 3; IF([.J13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136]&lt;10; 1; IF([.J136]&lt;20; 2; IF([.J136]&lt;30; 3; IF([.J13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IF([.J137]&lt;10; 1; IF([.J137]&lt;20; 2; IF([.J137]&lt;30; 3; IF([.J13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formula="of:=IF([.J138]&lt;10; 1; IF([.J138]&lt;20; 2; IF([.J138]&lt;30; 3; IF([.J13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J139]&lt;10; 1; IF([.J139]&lt;20; 2; IF([.J139]&lt;30; 3; IF([.J13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formula="of:=IF([.J140]&lt;10; 1; IF([.J140]&lt;20; 2; IF([.J140]&lt;30; 3; IF([.J14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formula="of:=IF([.J141]&lt;10; 1; IF([.J141]&lt;20; 2; IF([.J141]&lt;30; 3; IF([.J14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J142]&lt;10; 1; IF([.J142]&lt;20; 2; IF([.J142]&lt;30; 3; IF([.J14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J143]&lt;10; 1; IF([.J143]&lt;20; 2; IF([.J143]&lt;30; 3; IF([.J14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J144]&lt;10; 1; IF([.J144]&lt;20; 2; IF([.J144]&lt;30; 3; IF([.J14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J145]&lt;10; 1; IF([.J145]&lt;20; 2; IF([.J145]&lt;30; 3; IF([.J14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J146]&lt;10; 1; IF([.J146]&lt;20; 2; IF([.J146]&lt;30; 3; IF([.J14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J147]&lt;10; 1; IF([.J147]&lt;20; 2; IF([.J147]&lt;30; 3; IF([.J147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J148]&lt;10; 1; IF([.J148]&lt;20; 2; IF([.J148]&lt;30; 3; IF([.J14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J149]&lt;10; 1; IF([.J149]&lt;20; 2; IF([.J149]&lt;30; 3; IF([.J149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J150]&lt;10; 1; IF([.J150]&lt;20; 2; IF([.J150]&lt;30; 3; IF([.J15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151]&lt;10; 1; IF([.J151]&lt;20; 2; IF([.J151]&lt;30; 3; IF([.J15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formula="of:=IF([.J152]&lt;10; 1; IF([.J152]&lt;20; 2; IF([.J152]&lt;30; 3; IF([.J15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J153]&lt;10; 1; IF([.J153]&lt;20; 2; IF([.J153]&lt;30; 3; IF([.J15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154]&lt;10; 1; IF([.J154]&lt;20; 2; IF([.J154]&lt;30; 3; IF([.J15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155]&lt;10; 1; IF([.J155]&lt;20; 2; IF([.J155]&lt;30; 3; IF([.J15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formula="of:=IF([.J156]&lt;10; 1; IF([.J156]&lt;20; 2; IF([.J156]&lt;30; 3; IF([.J15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IF([.J157]&lt;10; 1; IF([.J157]&lt;20; 2; IF([.J157]&lt;30; 3; IF([.J15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J158]&lt;10; 1; IF([.J158]&lt;20; 2; IF([.J158]&lt;30; 3; IF([.J15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159]&lt;10; 1; IF([.J159]&lt;20; 2; IF([.J159]&lt;30; 3; IF([.J15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160]&lt;10; 1; IF([.J160]&lt;20; 2; IF([.J160]&lt;30; 3; IF([.J16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161]&lt;10; 1; IF([.J161]&lt;20; 2; IF([.J161]&lt;30; 3; IF([.J16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162]&lt;10; 1; IF([.J162]&lt;20; 2; IF([.J162]&lt;30; 3; IF([.J16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IF([.J163]&lt;10; 1; IF([.J163]&lt;20; 2; IF([.J163]&lt;30; 3; IF([.J16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164]&lt;10; 1; IF([.J164]&lt;20; 2; IF([.J164]&lt;30; 3; IF([.J16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165]&lt;10; 1; IF([.J165]&lt;20; 2; IF([.J165]&lt;30; 3; IF([.J16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J166]&lt;10; 1; IF([.J166]&lt;20; 2; IF([.J166]&lt;30; 3; IF([.J166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J167]&lt;10; 1; IF([.J167]&lt;20; 2; IF([.J167]&lt;30; 3; IF([.J16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J168]&lt;10; 1; IF([.J168]&lt;20; 2; IF([.J168]&lt;30; 3; IF([.J16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J169]&lt;10; 1; IF([.J169]&lt;20; 2; IF([.J169]&lt;30; 3; IF([.J16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formula="of:=IF([.J170]&lt;10; 1; IF([.J170]&lt;20; 2; IF([.J170]&lt;30; 3; IF([.J17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171]&lt;10; 1; IF([.J171]&lt;20; 2; IF([.J171]&lt;30; 3; IF([.J17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formula="of:=IF([.J172]&lt;10; 1; IF([.J172]&lt;20; 2; IF([.J172]&lt;30; 3; IF([.J17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J173]&lt;10; 1; IF([.J173]&lt;20; 2; IF([.J173]&lt;30; 3; IF([.J17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J174]&lt;10; 1; IF([.J174]&lt;20; 2; IF([.J174]&lt;30; 3; IF([.J17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175]&lt;10; 1; IF([.J175]&lt;20; 2; IF([.J175]&lt;30; 3; IF([.J17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formula="of:=IF([.J176]&lt;10; 1; IF([.J176]&lt;20; 2; IF([.J176]&lt;30; 3; IF([.J176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177]&lt;10; 1; IF([.J177]&lt;20; 2; IF([.J177]&lt;30; 3; IF([.J17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J178]&lt;10; 1; IF([.J178]&lt;20; 2; IF([.J178]&lt;30; 3; IF([.J17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formula="of:=IF([.J179]&lt;10; 1; IF([.J179]&lt;20; 2; IF([.J179]&lt;30; 3; IF([.J17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180]&lt;10; 1; IF([.J180]&lt;20; 2; IF([.J180]&lt;30; 3; IF([.J18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181]&lt;10; 1; IF([.J181]&lt;20; 2; IF([.J181]&lt;30; 3; IF([.J18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182]&lt;10; 1; IF([.J182]&lt;20; 2; IF([.J182]&lt;30; 3; IF([.J18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formula="of:=IF([.J183]&lt;10; 1; IF([.J183]&lt;20; 2; IF([.J183]&lt;30; 3; IF([.J18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J184]&lt;10; 1; IF([.J184]&lt;20; 2; IF([.J184]&lt;30; 3; IF([.J18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J185]&lt;10; 1; IF([.J185]&lt;20; 2; IF([.J185]&lt;30; 3; IF([.J18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IF([.J186]&lt;10; 1; IF([.J186]&lt;20; 2; IF([.J186]&lt;30; 3; IF([.J18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formula="of:=IF([.J187]&lt;10; 1; IF([.J187]&lt;20; 2; IF([.J187]&lt;30; 3; IF([.J18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188]&lt;10; 1; IF([.J188]&lt;20; 2; IF([.J188]&lt;30; 3; IF([.J18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J189]&lt;10; 1; IF([.J189]&lt;20; 2; IF([.J189]&lt;30; 3; IF([.J18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190]&lt;10; 1; IF([.J190]&lt;20; 2; IF([.J190]&lt;30; 3; IF([.J19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191]&lt;10; 1; IF([.J191]&lt;20; 2; IF([.J191]&lt;30; 3; IF([.J19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192]&lt;10; 1; IF([.J192]&lt;20; 2; IF([.J192]&lt;30; 3; IF([.J19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193]&lt;10; 1; IF([.J193]&lt;20; 2; IF([.J193]&lt;30; 3; IF([.J19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194]&lt;10; 1; IF([.J194]&lt;20; 2; IF([.J194]&lt;30; 3; IF([.J19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J195]&lt;10; 1; IF([.J195]&lt;20; 2; IF([.J195]&lt;30; 3; IF([.J19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formula="of:=IF([.J196]&lt;10; 1; IF([.J196]&lt;20; 2; IF([.J196]&lt;30; 3; IF([.J19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formula="of:=IF([.J197]&lt;10; 1; IF([.J197]&lt;20; 2; IF([.J197]&lt;30; 3; IF([.J19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198]&lt;10; 1; IF([.J198]&lt;20; 2; IF([.J198]&lt;30; 3; IF([.J19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formula="of:=IF([.J199]&lt;10; 1; IF([.J199]&lt;20; 2; IF([.J199]&lt;30; 3; IF([.J19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00]&lt;10; 1; IF([.J200]&lt;20; 2; IF([.J200]&lt;30; 3; IF([.J20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201]&lt;10; 1; IF([.J201]&lt;20; 2; IF([.J201]&lt;30; 3; IF([.J20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202]&lt;10; 1; IF([.J202]&lt;20; 2; IF([.J202]&lt;30; 3; IF([.J20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203]&lt;10; 1; IF([.J203]&lt;20; 2; IF([.J203]&lt;30; 3; IF([.J20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J204]&lt;10; 1; IF([.J204]&lt;20; 2; IF([.J204]&lt;30; 3; IF([.J20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205]&lt;10; 1; IF([.J205]&lt;20; 2; IF([.J205]&lt;30; 3; IF([.J20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206]&lt;10; 1; IF([.J206]&lt;20; 2; IF([.J206]&lt;30; 3; IF([.J20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J207]&lt;10; 1; IF([.J207]&lt;20; 2; IF([.J207]&lt;30; 3; IF([.J20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J208]&lt;10; 1; IF([.J208]&lt;20; 2; IF([.J208]&lt;30; 3; IF([.J20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J209]&lt;10; 1; IF([.J209]&lt;20; 2; IF([.J209]&lt;30; 3; IF([.J20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10]&lt;10; 1; IF([.J210]&lt;20; 2; IF([.J210]&lt;30; 3; IF([.J21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formula="of:=IF([.J211]&lt;10; 1; IF([.J211]&lt;20; 2; IF([.J211]&lt;30; 3; IF([.J21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212]&lt;10; 1; IF([.J212]&lt;20; 2; IF([.J212]&lt;30; 3; IF([.J21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J213]&lt;10; 1; IF([.J213]&lt;20; 2; IF([.J213]&lt;30; 3; IF([.J21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214]&lt;10; 1; IF([.J214]&lt;20; 2; IF([.J214]&lt;30; 3; IF([.J21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215]&lt;10; 1; IF([.J215]&lt;20; 2; IF([.J215]&lt;30; 3; IF([.J21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16]&lt;10; 1; IF([.J216]&lt;20; 2; IF([.J216]&lt;30; 3; IF([.J21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J217]&lt;10; 1; IF([.J217]&lt;20; 2; IF([.J217]&lt;30; 3; IF([.J21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218]&lt;10; 1; IF([.J218]&lt;20; 2; IF([.J218]&lt;30; 3; IF([.J21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J219]&lt;10; 1; IF([.J219]&lt;20; 2; IF([.J219]&lt;30; 3; IF([.J21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IF([.J220]&lt;10; 1; IF([.J220]&lt;20; 2; IF([.J220]&lt;30; 3; IF([.J22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221]&lt;10; 1; IF([.J221]&lt;20; 2; IF([.J221]&lt;30; 3; IF([.J22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222]&lt;10; 1; IF([.J222]&lt;20; 2; IF([.J222]&lt;30; 3; IF([.J22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223]&lt;10; 1; IF([.J223]&lt;20; 2; IF([.J223]&lt;30; 3; IF([.J22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224]&lt;10; 1; IF([.J224]&lt;20; 2; IF([.J224]&lt;30; 3; IF([.J22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225]&lt;10; 1; IF([.J225]&lt;20; 2; IF([.J225]&lt;30; 3; IF([.J22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J226]&lt;10; 1; IF([.J226]&lt;20; 2; IF([.J226]&lt;30; 3; IF([.J22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J227]&lt;10; 1; IF([.J227]&lt;20; 2; IF([.J227]&lt;30; 3; IF([.J22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228]&lt;10; 1; IF([.J228]&lt;20; 2; IF([.J228]&lt;30; 3; IF([.J22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229]&lt;10; 1; IF([.J229]&lt;20; 2; IF([.J229]&lt;30; 3; IF([.J22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230]&lt;10; 1; IF([.J230]&lt;20; 2; IF([.J230]&lt;30; 3; IF([.J23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J231]&lt;10; 1; IF([.J231]&lt;20; 2; IF([.J231]&lt;30; 3; IF([.J23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J232]&lt;10; 1; IF([.J232]&lt;20; 2; IF([.J232]&lt;30; 3; IF([.J23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233]&lt;10; 1; IF([.J233]&lt;20; 2; IF([.J233]&lt;30; 3; IF([.J23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J234]&lt;10; 1; IF([.J234]&lt;20; 2; IF([.J234]&lt;30; 3; IF([.J23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J235]&lt;10; 1; IF([.J235]&lt;20; 2; IF([.J235]&lt;30; 3; IF([.J23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236]&lt;10; 1; IF([.J236]&lt;20; 2; IF([.J236]&lt;30; 3; IF([.J23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J237]&lt;10; 1; IF([.J237]&lt;20; 2; IF([.J237]&lt;30; 3; IF([.J23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238]&lt;10; 1; IF([.J238]&lt;20; 2; IF([.J238]&lt;30; 3; IF([.J23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J239]&lt;10; 1; IF([.J239]&lt;20; 2; IF([.J239]&lt;30; 3; IF([.J23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240]&lt;10; 1; IF([.J240]&lt;20; 2; IF([.J240]&lt;30; 3; IF([.J24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formula="of:=IF([.J241]&lt;10; 1; IF([.J241]&lt;20; 2; IF([.J241]&lt;30; 3; IF([.J24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242]&lt;10; 1; IF([.J242]&lt;20; 2; IF([.J242]&lt;30; 3; IF([.J24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243]&lt;10; 1; IF([.J243]&lt;20; 2; IF([.J243]&lt;30; 3; IF([.J24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244]&lt;10; 1; IF([.J244]&lt;20; 2; IF([.J244]&lt;30; 3; IF([.J24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J245]&lt;10; 1; IF([.J245]&lt;20; 2; IF([.J245]&lt;30; 3; IF([.J24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246]&lt;10; 1; IF([.J246]&lt;20; 2; IF([.J246]&lt;30; 3; IF([.J24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J247]&lt;10; 1; IF([.J247]&lt;20; 2; IF([.J247]&lt;30; 3; IF([.J24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248]&lt;10; 1; IF([.J248]&lt;20; 2; IF([.J248]&lt;30; 3; IF([.J24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249]&lt;10; 1; IF([.J249]&lt;20; 2; IF([.J249]&lt;30; 3; IF([.J24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J250]&lt;10; 1; IF([.J250]&lt;20; 2; IF([.J250]&lt;30; 3; IF([.J25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251]&lt;10; 1; IF([.J251]&lt;20; 2; IF([.J251]&lt;30; 3; IF([.J25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252]&lt;10; 1; IF([.J252]&lt;20; 2; IF([.J252]&lt;30; 3; IF([.J25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J253]&lt;10; 1; IF([.J253]&lt;20; 2; IF([.J253]&lt;30; 3; IF([.J25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formula="of:=IF([.J254]&lt;10; 1; IF([.J254]&lt;20; 2; IF([.J254]&lt;30; 3; IF([.J25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255]&lt;10; 1; IF([.J255]&lt;20; 2; IF([.J255]&lt;30; 3; IF([.J25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J256]&lt;10; 1; IF([.J256]&lt;20; 2; IF([.J256]&lt;30; 3; IF([.J25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J257]&lt;10; 1; IF([.J257]&lt;20; 2; IF([.J257]&lt;30; 3; IF([.J25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IF([.J258]&lt;10; 1; IF([.J258]&lt;20; 2; IF([.J258]&lt;30; 3; IF([.J25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J259]&lt;10; 1; IF([.J259]&lt;20; 2; IF([.J259]&lt;30; 3; IF([.J25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formula="of:=IF([.J260]&lt;10; 1; IF([.J260]&lt;20; 2; IF([.J260]&lt;30; 3; IF([.J26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261]&lt;10; 1; IF([.J261]&lt;20; 2; IF([.J261]&lt;30; 3; IF([.J26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62]&lt;10; 1; IF([.J262]&lt;20; 2; IF([.J262]&lt;30; 3; IF([.J26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J263]&lt;10; 1; IF([.J263]&lt;20; 2; IF([.J263]&lt;30; 3; IF([.J263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J264]&lt;10; 1; IF([.J264]&lt;20; 2; IF([.J264]&lt;30; 3; IF([.J26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formula="of:=IF([.J265]&lt;10; 1; IF([.J265]&lt;20; 2; IF([.J265]&lt;30; 3; IF([.J26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66]&lt;10; 1; IF([.J266]&lt;20; 2; IF([.J266]&lt;30; 3; IF([.J26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267]&lt;10; 1; IF([.J267]&lt;20; 2; IF([.J267]&lt;30; 3; IF([.J26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J268]&lt;10; 1; IF([.J268]&lt;20; 2; IF([.J268]&lt;30; 3; IF([.J26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269]&lt;10; 1; IF([.J269]&lt;20; 2; IF([.J269]&lt;30; 3; IF([.J26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J270]&lt;10; 1; IF([.J270]&lt;20; 2; IF([.J270]&lt;30; 3; IF([.J27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formula="of:=IF([.J271]&lt;10; 1; IF([.J271]&lt;20; 2; IF([.J271]&lt;30; 3; IF([.J27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formula="of:=IF([.J272]&lt;10; 1; IF([.J272]&lt;20; 2; IF([.J272]&lt;30; 3; IF([.J27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273]&lt;10; 1; IF([.J273]&lt;20; 2; IF([.J273]&lt;30; 3; IF([.J27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J274]&lt;10; 1; IF([.J274]&lt;20; 2; IF([.J274]&lt;30; 3; IF([.J27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formula="of:=IF([.J275]&lt;10; 1; IF([.J275]&lt;20; 2; IF([.J275]&lt;30; 3; IF([.J27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76]&lt;10; 1; IF([.J276]&lt;20; 2; IF([.J276]&lt;30; 3; IF([.J27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formula="of:=IF([.J277]&lt;10; 1; IF([.J277]&lt;20; 2; IF([.J277]&lt;30; 3; IF([.J27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J278]&lt;10; 1; IF([.J278]&lt;20; 2; IF([.J278]&lt;30; 3; IF([.J27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279]&lt;10; 1; IF([.J279]&lt;20; 2; IF([.J279]&lt;30; 3; IF([.J27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J280]&lt;10; 1; IF([.J280]&lt;20; 2; IF([.J280]&lt;30; 3; IF([.J28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J281]&lt;10; 1; IF([.J281]&lt;20; 2; IF([.J281]&lt;30; 3; IF([.J28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82]&lt;10; 1; IF([.J282]&lt;20; 2; IF([.J282]&lt;30; 3; IF([.J28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283]&lt;10; 1; IF([.J283]&lt;20; 2; IF([.J283]&lt;30; 3; IF([.J28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284]&lt;10; 1; IF([.J284]&lt;20; 2; IF([.J284]&lt;30; 3; IF([.J28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285]&lt;10; 1; IF([.J285]&lt;20; 2; IF([.J285]&lt;30; 3; IF([.J28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formula="of:=IF([.J286]&lt;10; 1; IF([.J286]&lt;20; 2; IF([.J286]&lt;30; 3; IF([.J28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formula="of:=IF([.J287]&lt;10; 1; IF([.J287]&lt;20; 2; IF([.J287]&lt;30; 3; IF([.J28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288]&lt;10; 1; IF([.J288]&lt;20; 2; IF([.J288]&lt;30; 3; IF([.J28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289]&lt;10; 1; IF([.J289]&lt;20; 2; IF([.J289]&lt;30; 3; IF([.J28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290]&lt;10; 1; IF([.J290]&lt;20; 2; IF([.J290]&lt;30; 3; IF([.J29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291]&lt;10; 1; IF([.J291]&lt;20; 2; IF([.J291]&lt;30; 3; IF([.J29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formula="of:=IF([.J292]&lt;10; 1; IF([.J292]&lt;20; 2; IF([.J292]&lt;30; 3; IF([.J29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J293]&lt;10; 1; IF([.J293]&lt;20; 2; IF([.J293]&lt;30; 3; IF([.J29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J294]&lt;10; 1; IF([.J294]&lt;20; 2; IF([.J294]&lt;30; 3; IF([.J29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formula="of:=IF([.J295]&lt;10; 1; IF([.J295]&lt;20; 2; IF([.J295]&lt;30; 3; IF([.J29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296]&lt;10; 1; IF([.J296]&lt;20; 2; IF([.J296]&lt;30; 3; IF([.J29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J297]&lt;10; 1; IF([.J297]&lt;20; 2; IF([.J297]&lt;30; 3; IF([.J29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298]&lt;10; 1; IF([.J298]&lt;20; 2; IF([.J298]&lt;30; 3; IF([.J29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J299]&lt;10; 1; IF([.J299]&lt;20; 2; IF([.J299]&lt;30; 3; IF([.J29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IF([.J300]&lt;10; 1; IF([.J300]&lt;20; 2; IF([.J300]&lt;30; 3; IF([.J300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J301]&lt;10; 1; IF([.J301]&lt;20; 2; IF([.J301]&lt;30; 3; IF([.J30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302]&lt;10; 1; IF([.J302]&lt;20; 2; IF([.J302]&lt;30; 3; IF([.J30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J303]&lt;10; 1; IF([.J303]&lt;20; 2; IF([.J303]&lt;30; 3; IF([.J30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304]&lt;10; 1; IF([.J304]&lt;20; 2; IF([.J304]&lt;30; 3; IF([.J30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formula="of:=IF([.J305]&lt;10; 1; IF([.J305]&lt;20; 2; IF([.J305]&lt;30; 3; IF([.J30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306]&lt;10; 1; IF([.J306]&lt;20; 2; IF([.J306]&lt;30; 3; IF([.J30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J307]&lt;10; 1; IF([.J307]&lt;20; 2; IF([.J307]&lt;30; 3; IF([.J30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formula="of:=IF([.J308]&lt;10; 1; IF([.J308]&lt;20; 2; IF([.J308]&lt;30; 3; IF([.J30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J309]&lt;10; 1; IF([.J309]&lt;20; 2; IF([.J309]&lt;30; 3; IF([.J30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J310]&lt;10; 1; IF([.J310]&lt;20; 2; IF([.J310]&lt;30; 3; IF([.J31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formula="of:=IF([.J311]&lt;10; 1; IF([.J311]&lt;20; 2; IF([.J311]&lt;30; 3; IF([.J31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IF([.J312]&lt;10; 1; IF([.J312]&lt;20; 2; IF([.J312]&lt;30; 3; IF([.J31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J313]&lt;10; 1; IF([.J313]&lt;20; 2; IF([.J313]&lt;30; 3; IF([.J31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314]&lt;10; 1; IF([.J314]&lt;20; 2; IF([.J314]&lt;30; 3; IF([.J31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315]&lt;10; 1; IF([.J315]&lt;20; 2; IF([.J315]&lt;30; 3; IF([.J31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J316]&lt;10; 1; IF([.J316]&lt;20; 2; IF([.J316]&lt;30; 3; IF([.J31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317]&lt;10; 1; IF([.J317]&lt;20; 2; IF([.J317]&lt;30; 3; IF([.J31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318]&lt;10; 1; IF([.J318]&lt;20; 2; IF([.J318]&lt;30; 3; IF([.J31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formula="of:=IF([.J319]&lt;10; 1; IF([.J319]&lt;20; 2; IF([.J319]&lt;30; 3; IF([.J31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IF([.J320]&lt;10; 1; IF([.J320]&lt;20; 2; IF([.J320]&lt;30; 3; IF([.J32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IF([.J321]&lt;10; 1; IF([.J321]&lt;20; 2; IF([.J321]&lt;30; 3; IF([.J32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322]&lt;10; 1; IF([.J322]&lt;20; 2; IF([.J322]&lt;30; 3; IF([.J32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323]&lt;10; 1; IF([.J323]&lt;20; 2; IF([.J323]&lt;30; 3; IF([.J32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J324]&lt;10; 1; IF([.J324]&lt;20; 2; IF([.J324]&lt;30; 3; IF([.J32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J325]&lt;10; 1; IF([.J325]&lt;20; 2; IF([.J325]&lt;30; 3; IF([.J32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326]&lt;10; 1; IF([.J326]&lt;20; 2; IF([.J326]&lt;30; 3; IF([.J32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IF([.J327]&lt;10; 1; IF([.J327]&lt;20; 2; IF([.J327]&lt;30; 3; IF([.J32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formula="of:=IF([.J328]&lt;10; 1; IF([.J328]&lt;20; 2; IF([.J328]&lt;30; 3; IF([.J32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IF([.J329]&lt;10; 1; IF([.J329]&lt;20; 2; IF([.J329]&lt;30; 3; IF([.J32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J330]&lt;10; 1; IF([.J330]&lt;20; 2; IF([.J330]&lt;30; 3; IF([.J33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J331]&lt;10; 1; IF([.J331]&lt;20; 2; IF([.J331]&lt;30; 3; IF([.J33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J332]&lt;10; 1; IF([.J332]&lt;20; 2; IF([.J332]&lt;30; 3; IF([.J33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J333]&lt;10; 1; IF([.J333]&lt;20; 2; IF([.J333]&lt;30; 3; IF([.J33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formula="of:=IF([.J334]&lt;10; 1; IF([.J334]&lt;20; 2; IF([.J334]&lt;30; 3; IF([.J33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J335]&lt;10; 1; IF([.J335]&lt;20; 2; IF([.J335]&lt;30; 3; IF([.J33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J336]&lt;10; 1; IF([.J336]&lt;20; 2; IF([.J336]&lt;30; 3; IF([.J33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337]&lt;10; 1; IF([.J337]&lt;20; 2; IF([.J337]&lt;30; 3; IF([.J33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J338]&lt;10; 1; IF([.J338]&lt;20; 2; IF([.J338]&lt;30; 3; IF([.J33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formula="of:=IF([.J339]&lt;10; 1; IF([.J339]&lt;20; 2; IF([.J339]&lt;30; 3; IF([.J33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340]&lt;10; 1; IF([.J340]&lt;20; 2; IF([.J340]&lt;30; 3; IF([.J34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formula="of:=IF([.J341]&lt;10; 1; IF([.J341]&lt;20; 2; IF([.J341]&lt;30; 3; IF([.J34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J342]&lt;10; 1; IF([.J342]&lt;20; 2; IF([.J342]&lt;30; 3; IF([.J34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J343]&lt;10; 1; IF([.J343]&lt;20; 2; IF([.J343]&lt;30; 3; IF([.J34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344]&lt;10; 1; IF([.J344]&lt;20; 2; IF([.J344]&lt;30; 3; IF([.J34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345]&lt;10; 1; IF([.J345]&lt;20; 2; IF([.J345]&lt;30; 3; IF([.J34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346]&lt;10; 1; IF([.J346]&lt;20; 2; IF([.J346]&lt;30; 3; IF([.J34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J347]&lt;10; 1; IF([.J347]&lt;20; 2; IF([.J347]&lt;30; 3; IF([.J34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348]&lt;10; 1; IF([.J348]&lt;20; 2; IF([.J348]&lt;30; 3; IF([.J34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349]&lt;10; 1; IF([.J349]&lt;20; 2; IF([.J349]&lt;30; 3; IF([.J34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J350]&lt;10; 1; IF([.J350]&lt;20; 2; IF([.J350]&lt;30; 3; IF([.J35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351]&lt;10; 1; IF([.J351]&lt;20; 2; IF([.J351]&lt;30; 3; IF([.J35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J352]&lt;10; 1; IF([.J352]&lt;20; 2; IF([.J352]&lt;30; 3; IF([.J35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formula="of:=IF([.J353]&lt;10; 1; IF([.J353]&lt;20; 2; IF([.J353]&lt;30; 3; IF([.J353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354]&lt;10; 1; IF([.J354]&lt;20; 2; IF([.J354]&lt;30; 3; IF([.J35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J355]&lt;10; 1; IF([.J355]&lt;20; 2; IF([.J355]&lt;30; 3; IF([.J35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356]&lt;10; 1; IF([.J356]&lt;20; 2; IF([.J356]&lt;30; 3; IF([.J35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357]&lt;10; 1; IF([.J357]&lt;20; 2; IF([.J357]&lt;30; 3; IF([.J35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J358]&lt;10; 1; IF([.J358]&lt;20; 2; IF([.J358]&lt;30; 3; IF([.J35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359]&lt;10; 1; IF([.J359]&lt;20; 2; IF([.J359]&lt;30; 3; IF([.J35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J360]&lt;10; 1; IF([.J360]&lt;20; 2; IF([.J360]&lt;30; 3; IF([.J36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J361]&lt;10; 1; IF([.J361]&lt;20; 2; IF([.J361]&lt;30; 3; IF([.J36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J362]&lt;10; 1; IF([.J362]&lt;20; 2; IF([.J362]&lt;30; 3; IF([.J36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J363]&lt;10; 1; IF([.J363]&lt;20; 2; IF([.J363]&lt;30; 3; IF([.J36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364]&lt;10; 1; IF([.J364]&lt;20; 2; IF([.J364]&lt;30; 3; IF([.J36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365]&lt;10; 1; IF([.J365]&lt;20; 2; IF([.J365]&lt;30; 3; IF([.J36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366]&lt;10; 1; IF([.J366]&lt;20; 2; IF([.J366]&lt;30; 3; IF([.J36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367]&lt;10; 1; IF([.J367]&lt;20; 2; IF([.J367]&lt;30; 3; IF([.J36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IF([.J368]&lt;10; 1; IF([.J368]&lt;20; 2; IF([.J368]&lt;30; 3; IF([.J36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369]&lt;10; 1; IF([.J369]&lt;20; 2; IF([.J369]&lt;30; 3; IF([.J36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370]&lt;10; 1; IF([.J370]&lt;20; 2; IF([.J370]&lt;30; 3; IF([.J37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J371]&lt;10; 1; IF([.J371]&lt;20; 2; IF([.J371]&lt;30; 3; IF([.J37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IF([.J372]&lt;10; 1; IF([.J372]&lt;20; 2; IF([.J372]&lt;30; 3; IF([.J37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J373]&lt;10; 1; IF([.J373]&lt;20; 2; IF([.J373]&lt;30; 3; IF([.J37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374]&lt;10; 1; IF([.J374]&lt;20; 2; IF([.J374]&lt;30; 3; IF([.J37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formula="of:=IF([.J375]&lt;10; 1; IF([.J375]&lt;20; 2; IF([.J375]&lt;30; 3; IF([.J37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J376]&lt;10; 1; IF([.J376]&lt;20; 2; IF([.J376]&lt;30; 3; IF([.J37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J377]&lt;10; 1; IF([.J377]&lt;20; 2; IF([.J377]&lt;30; 3; IF([.J37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378]&lt;10; 1; IF([.J378]&lt;20; 2; IF([.J378]&lt;30; 3; IF([.J37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formula="of:=IF([.J379]&lt;10; 1; IF([.J379]&lt;20; 2; IF([.J379]&lt;30; 3; IF([.J37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formula="of:=IF([.J380]&lt;10; 1; IF([.J380]&lt;20; 2; IF([.J380]&lt;30; 3; IF([.J38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381]&lt;10; 1; IF([.J381]&lt;20; 2; IF([.J381]&lt;30; 3; IF([.J38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J382]&lt;10; 1; IF([.J382]&lt;20; 2; IF([.J382]&lt;30; 3; IF([.J38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J383]&lt;10; 1; IF([.J383]&lt;20; 2; IF([.J383]&lt;30; 3; IF([.J38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384]&lt;10; 1; IF([.J384]&lt;20; 2; IF([.J384]&lt;30; 3; IF([.J38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J385]&lt;10; 1; IF([.J385]&lt;20; 2; IF([.J385]&lt;30; 3; IF([.J38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386]&lt;10; 1; IF([.J386]&lt;20; 2; IF([.J386]&lt;30; 3; IF([.J38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J387]&lt;10; 1; IF([.J387]&lt;20; 2; IF([.J387]&lt;30; 3; IF([.J38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J388]&lt;10; 1; IF([.J388]&lt;20; 2; IF([.J388]&lt;30; 3; IF([.J38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389]&lt;10; 1; IF([.J389]&lt;20; 2; IF([.J389]&lt;30; 3; IF([.J38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formula="of:=IF([.J390]&lt;10; 1; IF([.J390]&lt;20; 2; IF([.J390]&lt;30; 3; IF([.J39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formula="of:=IF([.J391]&lt;10; 1; IF([.J391]&lt;20; 2; IF([.J391]&lt;30; 3; IF([.J39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J392]&lt;10; 1; IF([.J392]&lt;20; 2; IF([.J392]&lt;30; 3; IF([.J39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J393]&lt;10; 1; IF([.J393]&lt;20; 2; IF([.J393]&lt;30; 3; IF([.J39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394]&lt;10; 1; IF([.J394]&lt;20; 2; IF([.J394]&lt;30; 3; IF([.J39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J395]&lt;10; 1; IF([.J395]&lt;20; 2; IF([.J395]&lt;30; 3; IF([.J39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J396]&lt;10; 1; IF([.J396]&lt;20; 2; IF([.J396]&lt;30; 3; IF([.J39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J397]&lt;10; 1; IF([.J397]&lt;20; 2; IF([.J397]&lt;30; 3; IF([.J39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398]&lt;10; 1; IF([.J398]&lt;20; 2; IF([.J398]&lt;30; 3; IF([.J39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399]&lt;10; 1; IF([.J399]&lt;20; 2; IF([.J399]&lt;30; 3; IF([.J39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400]&lt;10; 1; IF([.J400]&lt;20; 2; IF([.J400]&lt;30; 3; IF([.J40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formula="of:=IF([.J401]&lt;10; 1; IF([.J401]&lt;20; 2; IF([.J401]&lt;30; 3; IF([.J40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402]&lt;10; 1; IF([.J402]&lt;20; 2; IF([.J402]&lt;30; 3; IF([.J40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03]&lt;10; 1; IF([.J403]&lt;20; 2; IF([.J403]&lt;30; 3; IF([.J40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J404]&lt;10; 1; IF([.J404]&lt;20; 2; IF([.J404]&lt;30; 3; IF([.J40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J405]&lt;10; 1; IF([.J405]&lt;20; 2; IF([.J405]&lt;30; 3; IF([.J40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406]&lt;10; 1; IF([.J406]&lt;20; 2; IF([.J406]&lt;30; 3; IF([.J40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J407]&lt;10; 1; IF([.J407]&lt;20; 2; IF([.J407]&lt;30; 3; IF([.J40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J408]&lt;10; 1; IF([.J408]&lt;20; 2; IF([.J408]&lt;30; 3; IF([.J40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J409]&lt;10; 1; IF([.J409]&lt;20; 2; IF([.J409]&lt;30; 3; IF([.J40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410]&lt;10; 1; IF([.J410]&lt;20; 2; IF([.J410]&lt;30; 3; IF([.J41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J411]&lt;10; 1; IF([.J411]&lt;20; 2; IF([.J411]&lt;30; 3; IF([.J41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412]&lt;10; 1; IF([.J412]&lt;20; 2; IF([.J412]&lt;30; 3; IF([.J41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formula="of:=IF([.J413]&lt;10; 1; IF([.J413]&lt;20; 2; IF([.J413]&lt;30; 3; IF([.J41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J414]&lt;10; 1; IF([.J414]&lt;20; 2; IF([.J414]&lt;30; 3; IF([.J41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415]&lt;10; 1; IF([.J415]&lt;20; 2; IF([.J415]&lt;30; 3; IF([.J41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416]&lt;10; 1; IF([.J416]&lt;20; 2; IF([.J416]&lt;30; 3; IF([.J41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17]&lt;10; 1; IF([.J417]&lt;20; 2; IF([.J417]&lt;30; 3; IF([.J41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IF([.J418]&lt;10; 1; IF([.J418]&lt;20; 2; IF([.J418]&lt;30; 3; IF([.J41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419]&lt;10; 1; IF([.J419]&lt;20; 2; IF([.J419]&lt;30; 3; IF([.J41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420]&lt;10; 1; IF([.J420]&lt;20; 2; IF([.J420]&lt;30; 3; IF([.J42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J421]&lt;10; 1; IF([.J421]&lt;20; 2; IF([.J421]&lt;30; 3; IF([.J42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J422]&lt;10; 1; IF([.J422]&lt;20; 2; IF([.J422]&lt;30; 3; IF([.J42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J423]&lt;10; 1; IF([.J423]&lt;20; 2; IF([.J423]&lt;30; 3; IF([.J42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formula="of:=IF([.J424]&lt;10; 1; IF([.J424]&lt;20; 2; IF([.J424]&lt;30; 3; IF([.J42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J425]&lt;10; 1; IF([.J425]&lt;20; 2; IF([.J425]&lt;30; 3; IF([.J42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J426]&lt;10; 1; IF([.J426]&lt;20; 2; IF([.J426]&lt;30; 3; IF([.J42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427]&lt;10; 1; IF([.J427]&lt;20; 2; IF([.J427]&lt;30; 3; IF([.J42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428]&lt;10; 1; IF([.J428]&lt;20; 2; IF([.J428]&lt;30; 3; IF([.J42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429]&lt;10; 1; IF([.J429]&lt;20; 2; IF([.J429]&lt;30; 3; IF([.J42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430]&lt;10; 1; IF([.J430]&lt;20; 2; IF([.J430]&lt;30; 3; IF([.J43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formula="of:=IF([.J431]&lt;10; 1; IF([.J431]&lt;20; 2; IF([.J431]&lt;30; 3; IF([.J43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J432]&lt;10; 1; IF([.J432]&lt;20; 2; IF([.J432]&lt;30; 3; IF([.J43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433]&lt;10; 1; IF([.J433]&lt;20; 2; IF([.J433]&lt;30; 3; IF([.J43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434]&lt;10; 1; IF([.J434]&lt;20; 2; IF([.J434]&lt;30; 3; IF([.J43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J435]&lt;10; 1; IF([.J435]&lt;20; 2; IF([.J435]&lt;30; 3; IF([.J43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J436]&lt;10; 1; IF([.J436]&lt;20; 2; IF([.J436]&lt;30; 3; IF([.J43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J437]&lt;10; 1; IF([.J437]&lt;20; 2; IF([.J437]&lt;30; 3; IF([.J43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J438]&lt;10; 1; IF([.J438]&lt;20; 2; IF([.J438]&lt;30; 3; IF([.J43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J439]&lt;10; 1; IF([.J439]&lt;20; 2; IF([.J439]&lt;30; 3; IF([.J43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J440]&lt;10; 1; IF([.J440]&lt;20; 2; IF([.J440]&lt;30; 3; IF([.J44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441]&lt;10; 1; IF([.J441]&lt;20; 2; IF([.J441]&lt;30; 3; IF([.J44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J442]&lt;10; 1; IF([.J442]&lt;20; 2; IF([.J442]&lt;30; 3; IF([.J44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443]&lt;10; 1; IF([.J443]&lt;20; 2; IF([.J443]&lt;30; 3; IF([.J44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444]&lt;10; 1; IF([.J444]&lt;20; 2; IF([.J444]&lt;30; 3; IF([.J44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445]&lt;10; 1; IF([.J445]&lt;20; 2; IF([.J445]&lt;30; 3; IF([.J44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IF([.J446]&lt;10; 1; IF([.J446]&lt;20; 2; IF([.J446]&lt;30; 3; IF([.J44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IF([.J447]&lt;10; 1; IF([.J447]&lt;20; 2; IF([.J447]&lt;30; 3; IF([.J44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J448]&lt;10; 1; IF([.J448]&lt;20; 2; IF([.J448]&lt;30; 3; IF([.J44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J449]&lt;10; 1; IF([.J449]&lt;20; 2; IF([.J449]&lt;30; 3; IF([.J44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J450]&lt;10; 1; IF([.J450]&lt;20; 2; IF([.J450]&lt;30; 3; IF([.J45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formula="of:=IF([.J451]&lt;10; 1; IF([.J451]&lt;20; 2; IF([.J451]&lt;30; 3; IF([.J45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J452]&lt;10; 1; IF([.J452]&lt;20; 2; IF([.J452]&lt;30; 3; IF([.J45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J453]&lt;10; 1; IF([.J453]&lt;20; 2; IF([.J453]&lt;30; 3; IF([.J45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formula="of:=IF([.J454]&lt;10; 1; IF([.J454]&lt;20; 2; IF([.J454]&lt;30; 3; IF([.J45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J455]&lt;10; 1; IF([.J455]&lt;20; 2; IF([.J455]&lt;30; 3; IF([.J45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56]&lt;10; 1; IF([.J456]&lt;20; 2; IF([.J456]&lt;30; 3; IF([.J45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J457]&lt;10; 1; IF([.J457]&lt;20; 2; IF([.J457]&lt;30; 3; IF([.J45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formula="of:=IF([.J458]&lt;10; 1; IF([.J458]&lt;20; 2; IF([.J458]&lt;30; 3; IF([.J45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IF([.J459]&lt;10; 1; IF([.J459]&lt;20; 2; IF([.J459]&lt;30; 3; IF([.J45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460]&lt;10; 1; IF([.J460]&lt;20; 2; IF([.J460]&lt;30; 3; IF([.J46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461]&lt;10; 1; IF([.J461]&lt;20; 2; IF([.J461]&lt;30; 3; IF([.J46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formula="of:=IF([.J462]&lt;10; 1; IF([.J462]&lt;20; 2; IF([.J462]&lt;30; 3; IF([.J46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63]&lt;10; 1; IF([.J463]&lt;20; 2; IF([.J463]&lt;30; 3; IF([.J46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formula="of:=IF([.J464]&lt;10; 1; IF([.J464]&lt;20; 2; IF([.J464]&lt;30; 3; IF([.J46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465]&lt;10; 1; IF([.J465]&lt;20; 2; IF([.J465]&lt;30; 3; IF([.J46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66]&lt;10; 1; IF([.J466]&lt;20; 2; IF([.J466]&lt;30; 3; IF([.J46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467]&lt;10; 1; IF([.J467]&lt;20; 2; IF([.J467]&lt;30; 3; IF([.J46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468]&lt;10; 1; IF([.J468]&lt;20; 2; IF([.J468]&lt;30; 3; IF([.J46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J469]&lt;10; 1; IF([.J469]&lt;20; 2; IF([.J469]&lt;30; 3; IF([.J46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IF([.J470]&lt;10; 1; IF([.J470]&lt;20; 2; IF([.J470]&lt;30; 3; IF([.J47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J471]&lt;10; 1; IF([.J471]&lt;20; 2; IF([.J471]&lt;30; 3; IF([.J47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472]&lt;10; 1; IF([.J472]&lt;20; 2; IF([.J472]&lt;30; 3; IF([.J47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473]&lt;10; 1; IF([.J473]&lt;20; 2; IF([.J473]&lt;30; 3; IF([.J47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J474]&lt;10; 1; IF([.J474]&lt;20; 2; IF([.J474]&lt;30; 3; IF([.J47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J475]&lt;10; 1; IF([.J475]&lt;20; 2; IF([.J475]&lt;30; 3; IF([.J47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formula="of:=IF([.J476]&lt;10; 1; IF([.J476]&lt;20; 2; IF([.J476]&lt;30; 3; IF([.J47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formula="of:=IF([.J477]&lt;10; 1; IF([.J477]&lt;20; 2; IF([.J477]&lt;30; 3; IF([.J47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J478]&lt;10; 1; IF([.J478]&lt;20; 2; IF([.J478]&lt;30; 3; IF([.J47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formula="of:=IF([.J479]&lt;10; 1; IF([.J479]&lt;20; 2; IF([.J479]&lt;30; 3; IF([.J47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formula="of:=IF([.J480]&lt;10; 1; IF([.J480]&lt;20; 2; IF([.J480]&lt;30; 3; IF([.J48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IF([.J481]&lt;10; 1; IF([.J481]&lt;20; 2; IF([.J481]&lt;30; 3; IF([.J48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J482]&lt;10; 1; IF([.J482]&lt;20; 2; IF([.J482]&lt;30; 3; IF([.J48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483]&lt;10; 1; IF([.J483]&lt;20; 2; IF([.J483]&lt;30; 3; IF([.J48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84]&lt;10; 1; IF([.J484]&lt;20; 2; IF([.J484]&lt;30; 3; IF([.J48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J485]&lt;10; 1; IF([.J485]&lt;20; 2; IF([.J485]&lt;30; 3; IF([.J48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J486]&lt;10; 1; IF([.J486]&lt;20; 2; IF([.J486]&lt;30; 3; IF([.J48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J487]&lt;10; 1; IF([.J487]&lt;20; 2; IF([.J487]&lt;30; 3; IF([.J48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J488]&lt;10; 1; IF([.J488]&lt;20; 2; IF([.J488]&lt;30; 3; IF([.J48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formula="of:=IF([.J489]&lt;10; 1; IF([.J489]&lt;20; 2; IF([.J489]&lt;30; 3; IF([.J48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90]&lt;10; 1; IF([.J490]&lt;20; 2; IF([.J490]&lt;30; 3; IF([.J49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J491]&lt;10; 1; IF([.J491]&lt;20; 2; IF([.J491]&lt;30; 3; IF([.J49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J492]&lt;10; 1; IF([.J492]&lt;20; 2; IF([.J492]&lt;30; 3; IF([.J49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493]&lt;10; 1; IF([.J493]&lt;20; 2; IF([.J493]&lt;30; 3; IF([.J49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formula="of:=IF([.J494]&lt;10; 1; IF([.J494]&lt;20; 2; IF([.J494]&lt;30; 3; IF([.J49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formula="of:=IF([.J495]&lt;10; 1; IF([.J495]&lt;20; 2; IF([.J495]&lt;30; 3; IF([.J49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496]&lt;10; 1; IF([.J496]&lt;20; 2; IF([.J496]&lt;30; 3; IF([.J49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J497]&lt;10; 1; IF([.J497]&lt;20; 2; IF([.J497]&lt;30; 3; IF([.J49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J498]&lt;10; 1; IF([.J498]&lt;20; 2; IF([.J498]&lt;30; 3; IF([.J49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IF([.J499]&lt;10; 1; IF([.J499]&lt;20; 2; IF([.J499]&lt;30; 3; IF([.J49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J500]&lt;10; 1; IF([.J500]&lt;20; 2; IF([.J500]&lt;30; 3; IF([.J50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J501]&lt;10; 1; IF([.J501]&lt;20; 2; IF([.J501]&lt;30; 3; IF([.J50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502]&lt;10; 1; IF([.J502]&lt;20; 2; IF([.J502]&lt;30; 3; IF([.J50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503]&lt;10; 1; IF([.J503]&lt;20; 2; IF([.J503]&lt;30; 3; IF([.J50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IF([.J504]&lt;10; 1; IF([.J504]&lt;20; 2; IF([.J504]&lt;30; 3; IF([.J50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J505]&lt;10; 1; IF([.J505]&lt;20; 2; IF([.J505]&lt;30; 3; IF([.J50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formula="of:=IF([.J506]&lt;10; 1; IF([.J506]&lt;20; 2; IF([.J506]&lt;30; 3; IF([.J50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J507]&lt;10; 1; IF([.J507]&lt;20; 2; IF([.J507]&lt;30; 3; IF([.J50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08]&lt;10; 1; IF([.J508]&lt;20; 2; IF([.J508]&lt;30; 3; IF([.J50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J509]&lt;10; 1; IF([.J509]&lt;20; 2; IF([.J509]&lt;30; 3; IF([.J50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IF([.J510]&lt;10; 1; IF([.J510]&lt;20; 2; IF([.J510]&lt;30; 3; IF([.J51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511]&lt;10; 1; IF([.J511]&lt;20; 2; IF([.J511]&lt;30; 3; IF([.J51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512]&lt;10; 1; IF([.J512]&lt;20; 2; IF([.J512]&lt;30; 3; IF([.J51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513]&lt;10; 1; IF([.J513]&lt;20; 2; IF([.J513]&lt;30; 3; IF([.J51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J514]&lt;10; 1; IF([.J514]&lt;20; 2; IF([.J514]&lt;30; 3; IF([.J51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J515]&lt;10; 1; IF([.J515]&lt;20; 2; IF([.J515]&lt;30; 3; IF([.J51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J516]&lt;10; 1; IF([.J516]&lt;20; 2; IF([.J516]&lt;30; 3; IF([.J51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formula="of:=IF([.J517]&lt;10; 1; IF([.J517]&lt;20; 2; IF([.J517]&lt;30; 3; IF([.J517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J518]&lt;10; 1; IF([.J518]&lt;20; 2; IF([.J518]&lt;30; 3; IF([.J51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J519]&lt;10; 1; IF([.J519]&lt;20; 2; IF([.J519]&lt;30; 3; IF([.J51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20]&lt;10; 1; IF([.J520]&lt;20; 2; IF([.J520]&lt;30; 3; IF([.J52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521]&lt;10; 1; IF([.J521]&lt;20; 2; IF([.J521]&lt;30; 3; IF([.J52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formula="of:=IF([.J522]&lt;10; 1; IF([.J522]&lt;20; 2; IF([.J522]&lt;30; 3; IF([.J52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523]&lt;10; 1; IF([.J523]&lt;20; 2; IF([.J523]&lt;30; 3; IF([.J52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524]&lt;10; 1; IF([.J524]&lt;20; 2; IF([.J524]&lt;30; 3; IF([.J52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J525]&lt;10; 1; IF([.J525]&lt;20; 2; IF([.J525]&lt;30; 3; IF([.J52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526]&lt;10; 1; IF([.J526]&lt;20; 2; IF([.J526]&lt;30; 3; IF([.J52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527]&lt;10; 1; IF([.J527]&lt;20; 2; IF([.J527]&lt;30; 3; IF([.J52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528]&lt;10; 1; IF([.J528]&lt;20; 2; IF([.J528]&lt;30; 3; IF([.J52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formula="of:=IF([.J529]&lt;10; 1; IF([.J529]&lt;20; 2; IF([.J529]&lt;30; 3; IF([.J52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530]&lt;10; 1; IF([.J530]&lt;20; 2; IF([.J530]&lt;30; 3; IF([.J53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J531]&lt;10; 1; IF([.J531]&lt;20; 2; IF([.J531]&lt;30; 3; IF([.J53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32]&lt;10; 1; IF([.J532]&lt;20; 2; IF([.J532]&lt;30; 3; IF([.J53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533]&lt;10; 1; IF([.J533]&lt;20; 2; IF([.J533]&lt;30; 3; IF([.J53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534]&lt;10; 1; IF([.J534]&lt;20; 2; IF([.J534]&lt;30; 3; IF([.J53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IF([.J535]&lt;10; 1; IF([.J535]&lt;20; 2; IF([.J535]&lt;30; 3; IF([.J53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536]&lt;10; 1; IF([.J536]&lt;20; 2; IF([.J536]&lt;30; 3; IF([.J53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J537]&lt;10; 1; IF([.J537]&lt;20; 2; IF([.J537]&lt;30; 3; IF([.J53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formula="of:=IF([.J538]&lt;10; 1; IF([.J538]&lt;20; 2; IF([.J538]&lt;30; 3; IF([.J53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formula="of:=IF([.J539]&lt;10; 1; IF([.J539]&lt;20; 2; IF([.J539]&lt;30; 3; IF([.J53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540]&lt;10; 1; IF([.J540]&lt;20; 2; IF([.J540]&lt;30; 3; IF([.J54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formula="of:=IF([.J541]&lt;10; 1; IF([.J541]&lt;20; 2; IF([.J541]&lt;30; 3; IF([.J54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J542]&lt;10; 1; IF([.J542]&lt;20; 2; IF([.J542]&lt;30; 3; IF([.J54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543]&lt;10; 1; IF([.J543]&lt;20; 2; IF([.J543]&lt;30; 3; IF([.J543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544]&lt;10; 1; IF([.J544]&lt;20; 2; IF([.J544]&lt;30; 3; IF([.J54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45]&lt;10; 1; IF([.J545]&lt;20; 2; IF([.J545]&lt;30; 3; IF([.J54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IF([.J546]&lt;10; 1; IF([.J546]&lt;20; 2; IF([.J546]&lt;30; 3; IF([.J54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47]&lt;10; 1; IF([.J547]&lt;20; 2; IF([.J547]&lt;30; 3; IF([.J54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48]&lt;10; 1; IF([.J548]&lt;20; 2; IF([.J548]&lt;30; 3; IF([.J54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formula="of:=IF([.J549]&lt;10; 1; IF([.J549]&lt;20; 2; IF([.J549]&lt;30; 3; IF([.J54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J550]&lt;10; 1; IF([.J550]&lt;20; 2; IF([.J550]&lt;30; 3; IF([.J55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J551]&lt;10; 1; IF([.J551]&lt;20; 2; IF([.J551]&lt;30; 3; IF([.J55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formula="of:=IF([.J552]&lt;10; 1; IF([.J552]&lt;20; 2; IF([.J552]&lt;30; 3; IF([.J55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53]&lt;10; 1; IF([.J553]&lt;20; 2; IF([.J553]&lt;30; 3; IF([.J55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J554]&lt;10; 1; IF([.J554]&lt;20; 2; IF([.J554]&lt;30; 3; IF([.J55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555]&lt;10; 1; IF([.J555]&lt;20; 2; IF([.J555]&lt;30; 3; IF([.J55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556]&lt;10; 1; IF([.J556]&lt;20; 2; IF([.J556]&lt;30; 3; IF([.J55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J557]&lt;10; 1; IF([.J557]&lt;20; 2; IF([.J557]&lt;30; 3; IF([.J55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formula="of:=IF([.J558]&lt;10; 1; IF([.J558]&lt;20; 2; IF([.J558]&lt;30; 3; IF([.J55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J559]&lt;10; 1; IF([.J559]&lt;20; 2; IF([.J559]&lt;30; 3; IF([.J55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J560]&lt;10; 1; IF([.J560]&lt;20; 2; IF([.J560]&lt;30; 3; IF([.J56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IF([.J561]&lt;10; 1; IF([.J561]&lt;20; 2; IF([.J561]&lt;30; 3; IF([.J56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562]&lt;10; 1; IF([.J562]&lt;20; 2; IF([.J562]&lt;30; 3; IF([.J56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563]&lt;10; 1; IF([.J563]&lt;20; 2; IF([.J563]&lt;30; 3; IF([.J56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J564]&lt;10; 1; IF([.J564]&lt;20; 2; IF([.J564]&lt;30; 3; IF([.J56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565]&lt;10; 1; IF([.J565]&lt;20; 2; IF([.J565]&lt;30; 3; IF([.J56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566]&lt;10; 1; IF([.J566]&lt;20; 2; IF([.J566]&lt;30; 3; IF([.J56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J567]&lt;10; 1; IF([.J567]&lt;20; 2; IF([.J567]&lt;30; 3; IF([.J56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568]&lt;10; 1; IF([.J568]&lt;20; 2; IF([.J568]&lt;30; 3; IF([.J56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J569]&lt;10; 1; IF([.J569]&lt;20; 2; IF([.J569]&lt;30; 3; IF([.J56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570]&lt;10; 1; IF([.J570]&lt;20; 2; IF([.J570]&lt;30; 3; IF([.J57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571]&lt;10; 1; IF([.J571]&lt;20; 2; IF([.J571]&lt;30; 3; IF([.J57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572]&lt;10; 1; IF([.J572]&lt;20; 2; IF([.J572]&lt;30; 3; IF([.J57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IF([.J573]&lt;10; 1; IF([.J573]&lt;20; 2; IF([.J573]&lt;30; 3; IF([.J57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J574]&lt;10; 1; IF([.J574]&lt;20; 2; IF([.J574]&lt;30; 3; IF([.J57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575]&lt;10; 1; IF([.J575]&lt;20; 2; IF([.J575]&lt;30; 3; IF([.J57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576]&lt;10; 1; IF([.J576]&lt;20; 2; IF([.J576]&lt;30; 3; IF([.J57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577]&lt;10; 1; IF([.J577]&lt;20; 2; IF([.J577]&lt;30; 3; IF([.J57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578]&lt;10; 1; IF([.J578]&lt;20; 2; IF([.J578]&lt;30; 3; IF([.J57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J579]&lt;10; 1; IF([.J579]&lt;20; 2; IF([.J579]&lt;30; 3; IF([.J57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J580]&lt;10; 1; IF([.J580]&lt;20; 2; IF([.J580]&lt;30; 3; IF([.J58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581]&lt;10; 1; IF([.J581]&lt;20; 2; IF([.J581]&lt;30; 3; IF([.J58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IF([.J582]&lt;10; 1; IF([.J582]&lt;20; 2; IF([.J582]&lt;30; 3; IF([.J58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J583]&lt;10; 1; IF([.J583]&lt;20; 2; IF([.J583]&lt;30; 3; IF([.J58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84]&lt;10; 1; IF([.J584]&lt;20; 2; IF([.J584]&lt;30; 3; IF([.J58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formula="of:=IF([.J585]&lt;10; 1; IF([.J585]&lt;20; 2; IF([.J585]&lt;30; 3; IF([.J58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formula="of:=IF([.J586]&lt;10; 1; IF([.J586]&lt;20; 2; IF([.J586]&lt;30; 3; IF([.J58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formula="of:=IF([.J587]&lt;10; 1; IF([.J587]&lt;20; 2; IF([.J587]&lt;30; 3; IF([.J58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formula="of:=IF([.J588]&lt;10; 1; IF([.J588]&lt;20; 2; IF([.J588]&lt;30; 3; IF([.J58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IF([.J589]&lt;10; 1; IF([.J589]&lt;20; 2; IF([.J589]&lt;30; 3; IF([.J58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590]&lt;10; 1; IF([.J590]&lt;20; 2; IF([.J590]&lt;30; 3; IF([.J59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591]&lt;10; 1; IF([.J591]&lt;20; 2; IF([.J591]&lt;30; 3; IF([.J59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J592]&lt;10; 1; IF([.J592]&lt;20; 2; IF([.J592]&lt;30; 3; IF([.J59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J593]&lt;10; 1; IF([.J593]&lt;20; 2; IF([.J593]&lt;30; 3; IF([.J59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594]&lt;10; 1; IF([.J594]&lt;20; 2; IF([.J594]&lt;30; 3; IF([.J59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595]&lt;10; 1; IF([.J595]&lt;20; 2; IF([.J595]&lt;30; 3; IF([.J59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596]&lt;10; 1; IF([.J596]&lt;20; 2; IF([.J596]&lt;30; 3; IF([.J59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J597]&lt;10; 1; IF([.J597]&lt;20; 2; IF([.J597]&lt;30; 3; IF([.J59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J598]&lt;10; 1; IF([.J598]&lt;20; 2; IF([.J598]&lt;30; 3; IF([.J59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599]&lt;10; 1; IF([.J599]&lt;20; 2; IF([.J599]&lt;30; 3; IF([.J59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600]&lt;10; 1; IF([.J600]&lt;20; 2; IF([.J600]&lt;30; 3; IF([.J60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formula="of:=IF([.J601]&lt;10; 1; IF([.J601]&lt;20; 2; IF([.J601]&lt;30; 3; IF([.J60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J602]&lt;10; 1; IF([.J602]&lt;20; 2; IF([.J602]&lt;30; 3; IF([.J60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603]&lt;10; 1; IF([.J603]&lt;20; 2; IF([.J603]&lt;30; 3; IF([.J60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IF([.J604]&lt;10; 1; IF([.J604]&lt;20; 2; IF([.J604]&lt;30; 3; IF([.J60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605]&lt;10; 1; IF([.J605]&lt;20; 2; IF([.J605]&lt;30; 3; IF([.J60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formula="of:=IF([.J606]&lt;10; 1; IF([.J606]&lt;20; 2; IF([.J606]&lt;30; 3; IF([.J60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IF([.J607]&lt;10; 1; IF([.J607]&lt;20; 2; IF([.J607]&lt;30; 3; IF([.J60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608]&lt;10; 1; IF([.J608]&lt;20; 2; IF([.J608]&lt;30; 3; IF([.J60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formula="of:=IF([.J609]&lt;10; 1; IF([.J609]&lt;20; 2; IF([.J609]&lt;30; 3; IF([.J609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J610]&lt;10; 1; IF([.J610]&lt;20; 2; IF([.J610]&lt;30; 3; IF([.J61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J611]&lt;10; 1; IF([.J611]&lt;20; 2; IF([.J611]&lt;30; 3; IF([.J61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612]&lt;10; 1; IF([.J612]&lt;20; 2; IF([.J612]&lt;30; 3; IF([.J61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613]&lt;10; 1; IF([.J613]&lt;20; 2; IF([.J613]&lt;30; 3; IF([.J61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614]&lt;10; 1; IF([.J614]&lt;20; 2; IF([.J614]&lt;30; 3; IF([.J61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615]&lt;10; 1; IF([.J615]&lt;20; 2; IF([.J615]&lt;30; 3; IF([.J61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616]&lt;10; 1; IF([.J616]&lt;20; 2; IF([.J616]&lt;30; 3; IF([.J61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J617]&lt;10; 1; IF([.J617]&lt;20; 2; IF([.J617]&lt;30; 3; IF([.J61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J618]&lt;10; 1; IF([.J618]&lt;20; 2; IF([.J618]&lt;30; 3; IF([.J61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619]&lt;10; 1; IF([.J619]&lt;20; 2; IF([.J619]&lt;30; 3; IF([.J61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J620]&lt;10; 1; IF([.J620]&lt;20; 2; IF([.J620]&lt;30; 3; IF([.J620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621]&lt;10; 1; IF([.J621]&lt;20; 2; IF([.J621]&lt;30; 3; IF([.J62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622]&lt;10; 1; IF([.J622]&lt;20; 2; IF([.J622]&lt;30; 3; IF([.J62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IF([.J623]&lt;10; 1; IF([.J623]&lt;20; 2; IF([.J623]&lt;30; 3; IF([.J62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J624]&lt;10; 1; IF([.J624]&lt;20; 2; IF([.J624]&lt;30; 3; IF([.J62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625]&lt;10; 1; IF([.J625]&lt;20; 2; IF([.J625]&lt;30; 3; IF([.J62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626]&lt;10; 1; IF([.J626]&lt;20; 2; IF([.J626]&lt;30; 3; IF([.J62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formula="of:=IF([.J627]&lt;10; 1; IF([.J627]&lt;20; 2; IF([.J627]&lt;30; 3; IF([.J627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J628]&lt;10; 1; IF([.J628]&lt;20; 2; IF([.J628]&lt;30; 3; IF([.J62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formula="of:=IF([.J629]&lt;10; 1; IF([.J629]&lt;20; 2; IF([.J629]&lt;30; 3; IF([.J62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630]&lt;10; 1; IF([.J630]&lt;20; 2; IF([.J630]&lt;30; 3; IF([.J63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J631]&lt;10; 1; IF([.J631]&lt;20; 2; IF([.J631]&lt;30; 3; IF([.J63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formula="of:=IF([.J632]&lt;10; 1; IF([.J632]&lt;20; 2; IF([.J632]&lt;30; 3; IF([.J63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J633]&lt;10; 1; IF([.J633]&lt;20; 2; IF([.J633]&lt;30; 3; IF([.J63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formula="of:=IF([.J634]&lt;10; 1; IF([.J634]&lt;20; 2; IF([.J634]&lt;30; 3; IF([.J63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635]&lt;10; 1; IF([.J635]&lt;20; 2; IF([.J635]&lt;30; 3; IF([.J63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J636]&lt;10; 1; IF([.J636]&lt;20; 2; IF([.J636]&lt;30; 3; IF([.J63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637]&lt;10; 1; IF([.J637]&lt;20; 2; IF([.J637]&lt;30; 3; IF([.J63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638]&lt;10; 1; IF([.J638]&lt;20; 2; IF([.J638]&lt;30; 3; IF([.J63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J639]&lt;10; 1; IF([.J639]&lt;20; 2; IF([.J639]&lt;30; 3; IF([.J63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J640]&lt;10; 1; IF([.J640]&lt;20; 2; IF([.J640]&lt;30; 3; IF([.J640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641]&lt;10; 1; IF([.J641]&lt;20; 2; IF([.J641]&lt;30; 3; IF([.J64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642]&lt;10; 1; IF([.J642]&lt;20; 2; IF([.J642]&lt;30; 3; IF([.J64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J643]&lt;10; 1; IF([.J643]&lt;20; 2; IF([.J643]&lt;30; 3; IF([.J64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J644]&lt;10; 1; IF([.J644]&lt;20; 2; IF([.J644]&lt;30; 3; IF([.J64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645]&lt;10; 1; IF([.J645]&lt;20; 2; IF([.J645]&lt;30; 3; IF([.J64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J646]&lt;10; 1; IF([.J646]&lt;20; 2; IF([.J646]&lt;30; 3; IF([.J64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J647]&lt;10; 1; IF([.J647]&lt;20; 2; IF([.J647]&lt;30; 3; IF([.J64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648]&lt;10; 1; IF([.J648]&lt;20; 2; IF([.J648]&lt;30; 3; IF([.J64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formula="of:=IF([.J649]&lt;10; 1; IF([.J649]&lt;20; 2; IF([.J649]&lt;30; 3; IF([.J649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J650]&lt;10; 1; IF([.J650]&lt;20; 2; IF([.J650]&lt;30; 3; IF([.J65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J651]&lt;10; 1; IF([.J651]&lt;20; 2; IF([.J651]&lt;30; 3; IF([.J65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652]&lt;10; 1; IF([.J652]&lt;20; 2; IF([.J652]&lt;30; 3; IF([.J65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J653]&lt;10; 1; IF([.J653]&lt;20; 2; IF([.J653]&lt;30; 3; IF([.J65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formula="of:=IF([.J654]&lt;10; 1; IF([.J654]&lt;20; 2; IF([.J654]&lt;30; 3; IF([.J65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J655]&lt;10; 1; IF([.J655]&lt;20; 2; IF([.J655]&lt;30; 3; IF([.J65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J656]&lt;10; 1; IF([.J656]&lt;20; 2; IF([.J656]&lt;30; 3; IF([.J65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J657]&lt;10; 1; IF([.J657]&lt;20; 2; IF([.J657]&lt;30; 3; IF([.J65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658]&lt;10; 1; IF([.J658]&lt;20; 2; IF([.J658]&lt;30; 3; IF([.J65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659]&lt;10; 1; IF([.J659]&lt;20; 2; IF([.J659]&lt;30; 3; IF([.J65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660]&lt;10; 1; IF([.J660]&lt;20; 2; IF([.J660]&lt;30; 3; IF([.J66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formula="of:=IF([.J661]&lt;10; 1; IF([.J661]&lt;20; 2; IF([.J661]&lt;30; 3; IF([.J66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J662]&lt;10; 1; IF([.J662]&lt;20; 2; IF([.J662]&lt;30; 3; IF([.J66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663]&lt;10; 1; IF([.J663]&lt;20; 2; IF([.J663]&lt;30; 3; IF([.J66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formula="of:=IF([.J664]&lt;10; 1; IF([.J664]&lt;20; 2; IF([.J664]&lt;30; 3; IF([.J66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J665]&lt;10; 1; IF([.J665]&lt;20; 2; IF([.J665]&lt;30; 3; IF([.J66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666]&lt;10; 1; IF([.J666]&lt;20; 2; IF([.J666]&lt;30; 3; IF([.J66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J667]&lt;10; 1; IF([.J667]&lt;20; 2; IF([.J667]&lt;30; 3; IF([.J66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668]&lt;10; 1; IF([.J668]&lt;20; 2; IF([.J668]&lt;30; 3; IF([.J66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669]&lt;10; 1; IF([.J669]&lt;20; 2; IF([.J669]&lt;30; 3; IF([.J66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670]&lt;10; 1; IF([.J670]&lt;20; 2; IF([.J670]&lt;30; 3; IF([.J67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J671]&lt;10; 1; IF([.J671]&lt;20; 2; IF([.J671]&lt;30; 3; IF([.J67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J672]&lt;10; 1; IF([.J672]&lt;20; 2; IF([.J672]&lt;30; 3; IF([.J67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IF([.J673]&lt;10; 1; IF([.J673]&lt;20; 2; IF([.J673]&lt;30; 3; IF([.J67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674]&lt;10; 1; IF([.J674]&lt;20; 2; IF([.J674]&lt;30; 3; IF([.J67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675]&lt;10; 1; IF([.J675]&lt;20; 2; IF([.J675]&lt;30; 3; IF([.J67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676]&lt;10; 1; IF([.J676]&lt;20; 2; IF([.J676]&lt;30; 3; IF([.J67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677]&lt;10; 1; IF([.J677]&lt;20; 2; IF([.J677]&lt;30; 3; IF([.J67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678]&lt;10; 1; IF([.J678]&lt;20; 2; IF([.J678]&lt;30; 3; IF([.J67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formula="of:=IF([.J679]&lt;10; 1; IF([.J679]&lt;20; 2; IF([.J679]&lt;30; 3; IF([.J67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J680]&lt;10; 1; IF([.J680]&lt;20; 2; IF([.J680]&lt;30; 3; IF([.J68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IF([.J681]&lt;10; 1; IF([.J681]&lt;20; 2; IF([.J681]&lt;30; 3; IF([.J68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formula="of:=IF([.J682]&lt;10; 1; IF([.J682]&lt;20; 2; IF([.J682]&lt;30; 3; IF([.J68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formula="of:=IF([.J683]&lt;10; 1; IF([.J683]&lt;20; 2; IF([.J683]&lt;30; 3; IF([.J68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J684]&lt;10; 1; IF([.J684]&lt;20; 2; IF([.J684]&lt;30; 3; IF([.J68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J685]&lt;10; 1; IF([.J685]&lt;20; 2; IF([.J685]&lt;30; 3; IF([.J68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J686]&lt;10; 1; IF([.J686]&lt;20; 2; IF([.J686]&lt;30; 3; IF([.J686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J687]&lt;10; 1; IF([.J687]&lt;20; 2; IF([.J687]&lt;30; 3; IF([.J68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J688]&lt;10; 1; IF([.J688]&lt;20; 2; IF([.J688]&lt;30; 3; IF([.J68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formula="of:=IF([.J689]&lt;10; 1; IF([.J689]&lt;20; 2; IF([.J689]&lt;30; 3; IF([.J68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J690]&lt;10; 1; IF([.J690]&lt;20; 2; IF([.J690]&lt;30; 3; IF([.J69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J691]&lt;10; 1; IF([.J691]&lt;20; 2; IF([.J691]&lt;30; 3; IF([.J69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J692]&lt;10; 1; IF([.J692]&lt;20; 2; IF([.J692]&lt;30; 3; IF([.J69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IF([.J693]&lt;10; 1; IF([.J693]&lt;20; 2; IF([.J693]&lt;30; 3; IF([.J69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694]&lt;10; 1; IF([.J694]&lt;20; 2; IF([.J694]&lt;30; 3; IF([.J69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695]&lt;10; 1; IF([.J695]&lt;20; 2; IF([.J695]&lt;30; 3; IF([.J69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J696]&lt;10; 1; IF([.J696]&lt;20; 2; IF([.J696]&lt;30; 3; IF([.J69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J697]&lt;10; 1; IF([.J697]&lt;20; 2; IF([.J697]&lt;30; 3; IF([.J69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698]&lt;10; 1; IF([.J698]&lt;20; 2; IF([.J698]&lt;30; 3; IF([.J69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J699]&lt;10; 1; IF([.J699]&lt;20; 2; IF([.J699]&lt;30; 3; IF([.J69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J700]&lt;10; 1; IF([.J700]&lt;20; 2; IF([.J700]&lt;30; 3; IF([.J70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IF([.J701]&lt;10; 1; IF([.J701]&lt;20; 2; IF([.J701]&lt;30; 3; IF([.J70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IF([.J702]&lt;10; 1; IF([.J702]&lt;20; 2; IF([.J702]&lt;30; 3; IF([.J70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J703]&lt;10; 1; IF([.J703]&lt;20; 2; IF([.J703]&lt;30; 3; IF([.J70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704]&lt;10; 1; IF([.J704]&lt;20; 2; IF([.J704]&lt;30; 3; IF([.J70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formula="of:=IF([.J705]&lt;10; 1; IF([.J705]&lt;20; 2; IF([.J705]&lt;30; 3; IF([.J70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706]&lt;10; 1; IF([.J706]&lt;20; 2; IF([.J706]&lt;30; 3; IF([.J70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707]&lt;10; 1; IF([.J707]&lt;20; 2; IF([.J707]&lt;30; 3; IF([.J70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J708]&lt;10; 1; IF([.J708]&lt;20; 2; IF([.J708]&lt;30; 3; IF([.J70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J709]&lt;10; 1; IF([.J709]&lt;20; 2; IF([.J709]&lt;30; 3; IF([.J70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IF([.J710]&lt;10; 1; IF([.J710]&lt;20; 2; IF([.J710]&lt;30; 3; IF([.J71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J711]&lt;10; 1; IF([.J711]&lt;20; 2; IF([.J711]&lt;30; 3; IF([.J71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formula="of:=IF([.J712]&lt;10; 1; IF([.J712]&lt;20; 2; IF([.J712]&lt;30; 3; IF([.J71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J713]&lt;10; 1; IF([.J713]&lt;20; 2; IF([.J713]&lt;30; 3; IF([.J71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J714]&lt;10; 1; IF([.J714]&lt;20; 2; IF([.J714]&lt;30; 3; IF([.J71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formula="of:=IF([.J715]&lt;10; 1; IF([.J715]&lt;20; 2; IF([.J715]&lt;30; 3; IF([.J71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16]&lt;10; 1; IF([.J716]&lt;20; 2; IF([.J716]&lt;30; 3; IF([.J71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J717]&lt;10; 1; IF([.J717]&lt;20; 2; IF([.J717]&lt;30; 3; IF([.J71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formula="of:=IF([.J718]&lt;10; 1; IF([.J718]&lt;20; 2; IF([.J718]&lt;30; 3; IF([.J71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J719]&lt;10; 1; IF([.J719]&lt;20; 2; IF([.J719]&lt;30; 3; IF([.J71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J720]&lt;10; 1; IF([.J720]&lt;20; 2; IF([.J720]&lt;30; 3; IF([.J72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721]&lt;10; 1; IF([.J721]&lt;20; 2; IF([.J721]&lt;30; 3; IF([.J72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J722]&lt;10; 1; IF([.J722]&lt;20; 2; IF([.J722]&lt;30; 3; IF([.J72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J723]&lt;10; 1; IF([.J723]&lt;20; 2; IF([.J723]&lt;30; 3; IF([.J72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24]&lt;10; 1; IF([.J724]&lt;20; 2; IF([.J724]&lt;30; 3; IF([.J72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25]&lt;10; 1; IF([.J725]&lt;20; 2; IF([.J725]&lt;30; 3; IF([.J72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J726]&lt;10; 1; IF([.J726]&lt;20; 2; IF([.J726]&lt;30; 3; IF([.J72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727]&lt;10; 1; IF([.J727]&lt;20; 2; IF([.J727]&lt;30; 3; IF([.J72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J728]&lt;10; 1; IF([.J728]&lt;20; 2; IF([.J728]&lt;30; 3; IF([.J72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J729]&lt;10; 1; IF([.J729]&lt;20; 2; IF([.J729]&lt;30; 3; IF([.J72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730]&lt;10; 1; IF([.J730]&lt;20; 2; IF([.J730]&lt;30; 3; IF([.J73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731]&lt;10; 1; IF([.J731]&lt;20; 2; IF([.J731]&lt;30; 3; IF([.J73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J732]&lt;10; 1; IF([.J732]&lt;20; 2; IF([.J732]&lt;30; 3; IF([.J73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J733]&lt;10; 1; IF([.J733]&lt;20; 2; IF([.J733]&lt;30; 3; IF([.J73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734]&lt;10; 1; IF([.J734]&lt;20; 2; IF([.J734]&lt;30; 3; IF([.J73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35]&lt;10; 1; IF([.J735]&lt;20; 2; IF([.J735]&lt;30; 3; IF([.J73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36]&lt;10; 1; IF([.J736]&lt;20; 2; IF([.J736]&lt;30; 3; IF([.J73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737]&lt;10; 1; IF([.J737]&lt;20; 2; IF([.J737]&lt;30; 3; IF([.J73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J738]&lt;10; 1; IF([.J738]&lt;20; 2; IF([.J738]&lt;30; 3; IF([.J73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formula="of:=IF([.J739]&lt;10; 1; IF([.J739]&lt;20; 2; IF([.J739]&lt;30; 3; IF([.J73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740]&lt;10; 1; IF([.J740]&lt;20; 2; IF([.J740]&lt;30; 3; IF([.J74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741]&lt;10; 1; IF([.J741]&lt;20; 2; IF([.J741]&lt;30; 3; IF([.J74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formula="of:=IF([.J742]&lt;10; 1; IF([.J742]&lt;20; 2; IF([.J742]&lt;30; 3; IF([.J74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IF([.J743]&lt;10; 1; IF([.J743]&lt;20; 2; IF([.J743]&lt;30; 3; IF([.J74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J744]&lt;10; 1; IF([.J744]&lt;20; 2; IF([.J744]&lt;30; 3; IF([.J74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J745]&lt;10; 1; IF([.J745]&lt;20; 2; IF([.J745]&lt;30; 3; IF([.J74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746]&lt;10; 1; IF([.J746]&lt;20; 2; IF([.J746]&lt;30; 3; IF([.J74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J747]&lt;10; 1; IF([.J747]&lt;20; 2; IF([.J747]&lt;30; 3; IF([.J74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J748]&lt;10; 1; IF([.J748]&lt;20; 2; IF([.J748]&lt;30; 3; IF([.J74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49]&lt;10; 1; IF([.J749]&lt;20; 2; IF([.J749]&lt;30; 3; IF([.J74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IF([.J750]&lt;10; 1; IF([.J750]&lt;20; 2; IF([.J750]&lt;30; 3; IF([.J75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751]&lt;10; 1; IF([.J751]&lt;20; 2; IF([.J751]&lt;30; 3; IF([.J75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J752]&lt;10; 1; IF([.J752]&lt;20; 2; IF([.J752]&lt;30; 3; IF([.J75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J753]&lt;10; 1; IF([.J753]&lt;20; 2; IF([.J753]&lt;30; 3; IF([.J75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754]&lt;10; 1; IF([.J754]&lt;20; 2; IF([.J754]&lt;30; 3; IF([.J75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755]&lt;10; 1; IF([.J755]&lt;20; 2; IF([.J755]&lt;30; 3; IF([.J75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J756]&lt;10; 1; IF([.J756]&lt;20; 2; IF([.J756]&lt;30; 3; IF([.J756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757]&lt;10; 1; IF([.J757]&lt;20; 2; IF([.J757]&lt;30; 3; IF([.J75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J758]&lt;10; 1; IF([.J758]&lt;20; 2; IF([.J758]&lt;30; 3; IF([.J75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J759]&lt;10; 1; IF([.J759]&lt;20; 2; IF([.J759]&lt;30; 3; IF([.J75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760]&lt;10; 1; IF([.J760]&lt;20; 2; IF([.J760]&lt;30; 3; IF([.J76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J761]&lt;10; 1; IF([.J761]&lt;20; 2; IF([.J761]&lt;30; 3; IF([.J76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J762]&lt;10; 1; IF([.J762]&lt;20; 2; IF([.J762]&lt;30; 3; IF([.J76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J763]&lt;10; 1; IF([.J763]&lt;20; 2; IF([.J763]&lt;30; 3; IF([.J76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764]&lt;10; 1; IF([.J764]&lt;20; 2; IF([.J764]&lt;30; 3; IF([.J76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J765]&lt;10; 1; IF([.J765]&lt;20; 2; IF([.J765]&lt;30; 3; IF([.J76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766]&lt;10; 1; IF([.J766]&lt;20; 2; IF([.J766]&lt;30; 3; IF([.J76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formula="of:=IF([.J767]&lt;10; 1; IF([.J767]&lt;20; 2; IF([.J767]&lt;30; 3; IF([.J76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formula="of:=IF([.J768]&lt;10; 1; IF([.J768]&lt;20; 2; IF([.J768]&lt;30; 3; IF([.J768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769]&lt;10; 1; IF([.J769]&lt;20; 2; IF([.J769]&lt;30; 3; IF([.J76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J770]&lt;10; 1; IF([.J770]&lt;20; 2; IF([.J770]&lt;30; 3; IF([.J77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formula="of:=IF([.J771]&lt;10; 1; IF([.J771]&lt;20; 2; IF([.J771]&lt;30; 3; IF([.J77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772]&lt;10; 1; IF([.J772]&lt;20; 2; IF([.J772]&lt;30; 3; IF([.J77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773]&lt;10; 1; IF([.J773]&lt;20; 2; IF([.J773]&lt;30; 3; IF([.J77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formula="of:=IF([.J774]&lt;10; 1; IF([.J774]&lt;20; 2; IF([.J774]&lt;30; 3; IF([.J77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775]&lt;10; 1; IF([.J775]&lt;20; 2; IF([.J775]&lt;30; 3; IF([.J77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J776]&lt;10; 1; IF([.J776]&lt;20; 2; IF([.J776]&lt;30; 3; IF([.J77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J777]&lt;10; 1; IF([.J777]&lt;20; 2; IF([.J777]&lt;30; 3; IF([.J77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formula="of:=IF([.J778]&lt;10; 1; IF([.J778]&lt;20; 2; IF([.J778]&lt;30; 3; IF([.J77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J779]&lt;10; 1; IF([.J779]&lt;20; 2; IF([.J779]&lt;30; 3; IF([.J779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J780]&lt;10; 1; IF([.J780]&lt;20; 2; IF([.J780]&lt;30; 3; IF([.J78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formula="of:=IF([.J781]&lt;10; 1; IF([.J781]&lt;20; 2; IF([.J781]&lt;30; 3; IF([.J78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782]&lt;10; 1; IF([.J782]&lt;20; 2; IF([.J782]&lt;30; 3; IF([.J78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J783]&lt;10; 1; IF([.J783]&lt;20; 2; IF([.J783]&lt;30; 3; IF([.J78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formula="of:=IF([.J784]&lt;10; 1; IF([.J784]&lt;20; 2; IF([.J784]&lt;30; 3; IF([.J78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J785]&lt;10; 1; IF([.J785]&lt;20; 2; IF([.J785]&lt;30; 3; IF([.J785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786]&lt;10; 1; IF([.J786]&lt;20; 2; IF([.J786]&lt;30; 3; IF([.J78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J787]&lt;10; 1; IF([.J787]&lt;20; 2; IF([.J787]&lt;30; 3; IF([.J78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J788]&lt;10; 1; IF([.J788]&lt;20; 2; IF([.J788]&lt;30; 3; IF([.J78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J789]&lt;10; 1; IF([.J789]&lt;20; 2; IF([.J789]&lt;30; 3; IF([.J78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J790]&lt;10; 1; IF([.J790]&lt;20; 2; IF([.J790]&lt;30; 3; IF([.J79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formula="of:=IF([.J791]&lt;10; 1; IF([.J791]&lt;20; 2; IF([.J791]&lt;30; 3; IF([.J79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792]&lt;10; 1; IF([.J792]&lt;20; 2; IF([.J792]&lt;30; 3; IF([.J79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793]&lt;10; 1; IF([.J793]&lt;20; 2; IF([.J793]&lt;30; 3; IF([.J79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794]&lt;10; 1; IF([.J794]&lt;20; 2; IF([.J794]&lt;30; 3; IF([.J79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formula="of:=IF([.J795]&lt;10; 1; IF([.J795]&lt;20; 2; IF([.J795]&lt;30; 3; IF([.J79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796]&lt;10; 1; IF([.J796]&lt;20; 2; IF([.J796]&lt;30; 3; IF([.J79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797]&lt;10; 1; IF([.J797]&lt;20; 2; IF([.J797]&lt;30; 3; IF([.J79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J798]&lt;10; 1; IF([.J798]&lt;20; 2; IF([.J798]&lt;30; 3; IF([.J798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formula="of:=IF([.J799]&lt;10; 1; IF([.J799]&lt;20; 2; IF([.J799]&lt;30; 3; IF([.J79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800]&lt;10; 1; IF([.J800]&lt;20; 2; IF([.J800]&lt;30; 3; IF([.J80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J801]&lt;10; 1; IF([.J801]&lt;20; 2; IF([.J801]&lt;30; 3; IF([.J80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802]&lt;10; 1; IF([.J802]&lt;20; 2; IF([.J802]&lt;30; 3; IF([.J80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J803]&lt;10; 1; IF([.J803]&lt;20; 2; IF([.J803]&lt;30; 3; IF([.J80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J804]&lt;10; 1; IF([.J804]&lt;20; 2; IF([.J804]&lt;30; 3; IF([.J804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IF([.J805]&lt;10; 1; IF([.J805]&lt;20; 2; IF([.J805]&lt;30; 3; IF([.J80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J806]&lt;10; 1; IF([.J806]&lt;20; 2; IF([.J806]&lt;30; 3; IF([.J80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807]&lt;10; 1; IF([.J807]&lt;20; 2; IF([.J807]&lt;30; 3; IF([.J80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formula="of:=IF([.J808]&lt;10; 1; IF([.J808]&lt;20; 2; IF([.J808]&lt;30; 3; IF([.J80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809]&lt;10; 1; IF([.J809]&lt;20; 2; IF([.J809]&lt;30; 3; IF([.J80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810]&lt;10; 1; IF([.J810]&lt;20; 2; IF([.J810]&lt;30; 3; IF([.J81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J811]&lt;10; 1; IF([.J811]&lt;20; 2; IF([.J811]&lt;30; 3; IF([.J81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IF([.J812]&lt;10; 1; IF([.J812]&lt;20; 2; IF([.J812]&lt;30; 3; IF([.J81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J813]&lt;10; 1; IF([.J813]&lt;20; 2; IF([.J813]&lt;30; 3; IF([.J813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814]&lt;10; 1; IF([.J814]&lt;20; 2; IF([.J814]&lt;30; 3; IF([.J81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815]&lt;10; 1; IF([.J815]&lt;20; 2; IF([.J815]&lt;30; 3; IF([.J81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816]&lt;10; 1; IF([.J816]&lt;20; 2; IF([.J816]&lt;30; 3; IF([.J81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formula="of:=IF([.J817]&lt;10; 1; IF([.J817]&lt;20; 2; IF([.J817]&lt;30; 3; IF([.J81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818]&lt;10; 1; IF([.J818]&lt;20; 2; IF([.J818]&lt;30; 3; IF([.J81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J819]&lt;10; 1; IF([.J819]&lt;20; 2; IF([.J819]&lt;30; 3; IF([.J819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formula="of:=IF([.J820]&lt;10; 1; IF([.J820]&lt;20; 2; IF([.J820]&lt;30; 3; IF([.J82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J821]&lt;10; 1; IF([.J821]&lt;20; 2; IF([.J821]&lt;30; 3; IF([.J82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IF([.J822]&lt;10; 1; IF([.J822]&lt;20; 2; IF([.J822]&lt;30; 3; IF([.J822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823]&lt;10; 1; IF([.J823]&lt;20; 2; IF([.J823]&lt;30; 3; IF([.J82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J824]&lt;10; 1; IF([.J824]&lt;20; 2; IF([.J824]&lt;30; 3; IF([.J82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J825]&lt;10; 1; IF([.J825]&lt;20; 2; IF([.J825]&lt;30; 3; IF([.J82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J826]&lt;10; 1; IF([.J826]&lt;20; 2; IF([.J826]&lt;30; 3; IF([.J826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IF([.J827]&lt;10; 1; IF([.J827]&lt;20; 2; IF([.J827]&lt;30; 3; IF([.J82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828]&lt;10; 1; IF([.J828]&lt;20; 2; IF([.J828]&lt;30; 3; IF([.J82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J829]&lt;10; 1; IF([.J829]&lt;20; 2; IF([.J829]&lt;30; 3; IF([.J829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830]&lt;10; 1; IF([.J830]&lt;20; 2; IF([.J830]&lt;30; 3; IF([.J83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J831]&lt;10; 1; IF([.J831]&lt;20; 2; IF([.J831]&lt;30; 3; IF([.J83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J832]&lt;10; 1; IF([.J832]&lt;20; 2; IF([.J832]&lt;30; 3; IF([.J83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J833]&lt;10; 1; IF([.J833]&lt;20; 2; IF([.J833]&lt;30; 3; IF([.J83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834]&lt;10; 1; IF([.J834]&lt;20; 2; IF([.J834]&lt;30; 3; IF([.J83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J835]&lt;10; 1; IF([.J835]&lt;20; 2; IF([.J835]&lt;30; 3; IF([.J83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formula="of:=IF([.J836]&lt;10; 1; IF([.J836]&lt;20; 2; IF([.J836]&lt;30; 3; IF([.J83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formula="of:=IF([.J837]&lt;10; 1; IF([.J837]&lt;20; 2; IF([.J837]&lt;30; 3; IF([.J837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838]&lt;10; 1; IF([.J838]&lt;20; 2; IF([.J838]&lt;30; 3; IF([.J83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J839]&lt;10; 1; IF([.J839]&lt;20; 2; IF([.J839]&lt;30; 3; IF([.J83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J840]&lt;10; 1; IF([.J840]&lt;20; 2; IF([.J840]&lt;30; 3; IF([.J840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formula="of:=IF([.J841]&lt;10; 1; IF([.J841]&lt;20; 2; IF([.J841]&lt;30; 3; IF([.J841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J842]&lt;10; 1; IF([.J842]&lt;20; 2; IF([.J842]&lt;30; 3; IF([.J84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843]&lt;10; 1; IF([.J843]&lt;20; 2; IF([.J843]&lt;30; 3; IF([.J84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IF([.J844]&lt;10; 1; IF([.J844]&lt;20; 2; IF([.J844]&lt;30; 3; IF([.J844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IF([.J845]&lt;10; 1; IF([.J845]&lt;20; 2; IF([.J845]&lt;30; 3; IF([.J84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J846]&lt;10; 1; IF([.J846]&lt;20; 2; IF([.J846]&lt;30; 3; IF([.J84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J847]&lt;10; 1; IF([.J847]&lt;20; 2; IF([.J847]&lt;30; 3; IF([.J84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848]&lt;10; 1; IF([.J848]&lt;20; 2; IF([.J848]&lt;30; 3; IF([.J84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J849]&lt;10; 1; IF([.J849]&lt;20; 2; IF([.J849]&lt;30; 3; IF([.J84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J850]&lt;10; 1; IF([.J850]&lt;20; 2; IF([.J850]&lt;30; 3; IF([.J850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J851]&lt;10; 1; IF([.J851]&lt;20; 2; IF([.J851]&lt;30; 3; IF([.J85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J852]&lt;10; 1; IF([.J852]&lt;20; 2; IF([.J852]&lt;30; 3; IF([.J852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J853]&lt;10; 1; IF([.J853]&lt;20; 2; IF([.J853]&lt;30; 3; IF([.J85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J854]&lt;10; 1; IF([.J854]&lt;20; 2; IF([.J854]&lt;30; 3; IF([.J85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IF([.J855]&lt;10; 1; IF([.J855]&lt;20; 2; IF([.J855]&lt;30; 3; IF([.J855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856]&lt;10; 1; IF([.J856]&lt;20; 2; IF([.J856]&lt;30; 3; IF([.J85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J857]&lt;10; 1; IF([.J857]&lt;20; 2; IF([.J857]&lt;30; 3; IF([.J85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IF([.J858]&lt;10; 1; IF([.J858]&lt;20; 2; IF([.J858]&lt;30; 3; IF([.J858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formula="of:=IF([.J859]&lt;10; 1; IF([.J859]&lt;20; 2; IF([.J859]&lt;30; 3; IF([.J859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J860]&lt;10; 1; IF([.J860]&lt;20; 2; IF([.J860]&lt;30; 3; IF([.J860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J861]&lt;10; 1; IF([.J861]&lt;20; 2; IF([.J861]&lt;30; 3; IF([.J861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IF([.J862]&lt;10; 1; IF([.J862]&lt;20; 2; IF([.J862]&lt;30; 3; IF([.J862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J863]&lt;10; 1; IF([.J863]&lt;20; 2; IF([.J863]&lt;30; 3; IF([.J863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J864]&lt;10; 1; IF([.J864]&lt;20; 2; IF([.J864]&lt;30; 3; IF([.J864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J865]&lt;10; 1; IF([.J865]&lt;20; 2; IF([.J865]&lt;30; 3; IF([.J865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866]&lt;10; 1; IF([.J866]&lt;20; 2; IF([.J866]&lt;30; 3; IF([.J866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867]&lt;10; 1; IF([.J867]&lt;20; 2; IF([.J867]&lt;30; 3; IF([.J867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IF([.J868]&lt;10; 1; IF([.J868]&lt;20; 2; IF([.J868]&lt;30; 3; IF([.J86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formula="of:=IF([.J869]&lt;10; 1; IF([.J869]&lt;20; 2; IF([.J869]&lt;30; 3; IF([.J869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J870]&lt;10; 1; IF([.J870]&lt;20; 2; IF([.J870]&lt;30; 3; IF([.J87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J871]&lt;10; 1; IF([.J871]&lt;20; 2; IF([.J871]&lt;30; 3; IF([.J871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872]&lt;10; 1; IF([.J872]&lt;20; 2; IF([.J872]&lt;30; 3; IF([.J872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J873]&lt;10; 1; IF([.J873]&lt;20; 2; IF([.J873]&lt;30; 3; IF([.J873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formula="of:=IF([.J874]&lt;10; 1; IF([.J874]&lt;20; 2; IF([.J874]&lt;30; 3; IF([.J874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J875]&lt;10; 1; IF([.J875]&lt;20; 2; IF([.J875]&lt;30; 3; IF([.J875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J876]&lt;10; 1; IF([.J876]&lt;20; 2; IF([.J876]&lt;30; 3; IF([.J876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J877]&lt;10; 1; IF([.J877]&lt;20; 2; IF([.J877]&lt;30; 3; IF([.J877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formula="of:=IF([.J878]&lt;10; 1; IF([.J878]&lt;20; 2; IF([.J878]&lt;30; 3; IF([.J878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879]&lt;10; 1; IF([.J879]&lt;20; 2; IF([.J879]&lt;30; 3; IF([.J879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880]&lt;10; 1; IF([.J880]&lt;20; 2; IF([.J880]&lt;30; 3; IF([.J880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formula="of:=IF([.J881]&lt;10; 1; IF([.J881]&lt;20; 2; IF([.J881]&lt;30; 3; IF([.J881]&lt;40; 4; 5)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J882]&lt;10; 1; IF([.J882]&lt;20; 2; IF([.J882]&lt;30; 3; IF([.J882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J883]&lt;10; 1; IF([.J883]&lt;20; 2; IF([.J883]&lt;30; 3; IF([.J883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formula="of:=IF([.J884]&lt;10; 1; IF([.J884]&lt;20; 2; IF([.J884]&lt;30; 3; IF([.J884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J885]&lt;10; 1; IF([.J885]&lt;20; 2; IF([.J885]&lt;30; 3; IF([.J885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J886]&lt;10; 1; IF([.J886]&lt;20; 2; IF([.J886]&lt;30; 3; IF([.J886]&lt;40; 4; 5)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J887]&lt;10; 1; IF([.J887]&lt;20; 2; IF([.J887]&lt;30; 3; IF([.J887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J888]&lt;10; 1; IF([.J888]&lt;20; 2; IF([.J888]&lt;30; 3; IF([.J888]&lt;40; 4; 5)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formula="of:=IF([.J889]&lt;10; 1; IF([.J889]&lt;20; 2; IF([.J889]&lt;30; 3; IF([.J889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J890]&lt;10; 1; IF([.J890]&lt;20; 2; IF([.J890]&lt;30; 3; IF([.J890]&lt;40; 4; 5)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formula="of:=IF([.J891]&lt;10; 1; IF([.J891]&lt;20; 2; IF([.J891]&lt;30; 3; IF([.J891]&lt;40; 4; 5)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J892]&lt;10; 1; IF([.J892]&lt;20; 2; IF([.J892]&lt;30; 3; IF([.J892]&lt;40; 4; 5))))" office:value-type="float" office:value="1" calcext:value-type="float">
            <text:p>1</text:p>
          </table:table-cell>
        </table:table-row>
      </table:table>
      <table:table table:name="Pivot Table_train_1" table:style-name="ta1">
        <table:table-column table:style-name="co12" table:default-cell-style-name="ce4"/>
        <table:table-column table:style-name="co12" table:number-columns-repeated="2" table:default-cell-style-name="ce10"/>
        <table:table-column table:style-name="co12" table:default-cell-style-name="ce18"/>
        <table:table-column table:style-name="co12" table:default-cell-style-name="ce24"/>
        <table:table-column table:style-name="co12" table:default-cell-style-name="Default"/>
        <table:table-row table:style-name="ro1">
          <table:table-cell table:style-name="ce1"/>
          <table:table-cell table:style-name="ce7"/>
          <table:table-cell table:style-name="ce13"/>
          <table:table-cell table:style-name="ce15" office:value-type="string" calcext:value-type="string">
            <text:p>Data</text:p>
          </table:table-cell>
          <table:table-cell table:style-name="ce21"/>
          <table:table-cell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8" office:value-type="string" calcext:value-type="string">
            <text:p>Pclass</text:p>
          </table:table-cell>
          <table:table-cell table:style-name="ce8" office:value-type="string" calcext:value-type="string">
            <text:p>IncomeGroup</text:p>
          </table:table-cell>
          <table:table-cell table:style-name="ce16" office:value-type="string" calcext:value-type="string">
            <text:p>Sum - Survived</text:p>
          </table:table-cell>
          <table:table-cell table:style-name="ce22" office:value-type="string" calcext:value-type="string">
            <text:p>Count - Survived</text:p>
          </table:table-cell>
          <table:table-cell/>
        </table:table-row>
        <table:table-row table:style-name="ro1">
          <table:table-cell table:style-name="ce3" office:value-type="string" calcext:value-type="string">
            <text:p>fema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formula="of:=[.D3]/[.E3]" office:value-type="float" office:value="0.833333333333333" calcext:value-type="float">
            <text:p>0.8333333333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formula="of:=[.D4]/[.E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82" calcext:value-type="float">
            <text:p>82</text:p>
          </table:table-cell>
          <table:table-cell table:style-name="ce25" office:value-type="float" office:value="84" calcext:value-type="float">
            <text:p>84</text:p>
          </table:table-cell>
          <table:table-cell table:formula="of:=[.D5]/[.E5]" office:value-type="float" office:value="0.976190476190476" calcext:value-type="float">
            <text:p>0.9761904762</text:p>
          </table:table-cell>
        </table:table-row>
        <table:table-row table:style-name="ro1">
          <table:table-cell/>
          <table:table-cell table:number-columns-repeated="2" table:style-name="ce9" office:value-type="float" office:value="2" calcext:value-type="float">
            <text:p>2</text:p>
          </table:table-cell>
          <table:table-cell table:style-name="ce17" office:value-type="float" office:value="32" calcext:value-type="float">
            <text:p>32</text:p>
          </table:table-cell>
          <table:table-cell table:style-name="ce23" office:value-type="float" office:value="35" calcext:value-type="float">
            <text:p>35</text:p>
          </table:table-cell>
          <table:table-cell table:formula="of:=[.D6]/[.E6]" office:value-type="float" office:value="0.914285714285714" calcext:value-type="float">
            <text:p>0.914285714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D7]/[.E7]" office:value-type="float" office:value="0.9" calcext:value-type="float">
            <text:p>0.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D8]/[.E8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23" office:value-type="float" office:value="64" calcext:value-type="float">
            <text:p>64</text:p>
          </table:table-cell>
          <table:table-cell table:formula="of:=[.D10]/[.E10]" office:value-type="float" office:value="0.59375" calcext:value-type="float">
            <text:p>0.5937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[.D11]/[.E11]" office:value-type="float" office:value="0.581395348837209" calcext:value-type="float">
            <text:p>0.581395348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D12]/[.E12]" office:value-type="float" office:value="0.333333333333333" calcext:value-type="float">
            <text:p>0.333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13]/[.E13]" office:value-type="float" office:value="0.181818181818182" calcext:value-type="float">
            <text:p>0.1818181818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formula="of:=[.D14]/[.E14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l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formula="of:=[.D15]/[.E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D16]/[.E16]" office:value-type="float" office:value="0.4" calcext:value-type="float">
            <text:p>0.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D17]/[.E17]" office:value-type="float" office:value="0.458333333333333" calcext:value-type="float">
            <text:p>0.4583333333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62" calcext:value-type="float">
            <text:p>62</text:p>
          </table:table-cell>
          <table:table-cell table:formula="of:=[.D18]/[.E18]" office:value-type="float" office:value="0.354838709677419" calcext:value-type="float">
            <text:p>0.3548387097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formula="of:=[.D19]/[.E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[.D20]/[.E20]" office:value-type="float" office:value="0.158730158730159" calcext:value-type="float">
            <text:p>0.158730158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D21]/[.E21]" office:value-type="float" office:value="0.16" calcext:value-type="float">
            <text:p>0.1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22]/[.E22]" office:value-type="float" office:value="0.375" calcext:value-type="float">
            <text:p>0.375</text:p>
          </table:table-cell>
        </table:table-row>
        <table:table-row table:style-name="ro1">
          <table:table-cell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formula="of:=[.D23]/[.E2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260" calcext:value-type="float">
            <text:p>260</text:p>
          </table:table-cell>
          <table:table-cell table:formula="of:=[.D24]/[.E24]" office:value-type="float" office:value="0.111538461538462" calcext:value-type="float">
            <text:p>0.11153846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D25]/[.E25]" office:value-type="float" office:value="0.236842105263158" calcext:value-type="float">
            <text:p>0.236842105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26]/[.E26]" office:value-type="float" office:value="0.125" calcext:value-type="float">
            <text:p>0.12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7]/[.E27]" office:value-type="float" office:value="0.1" calcext:value-type="float">
            <text:p>0.1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15" calcext:value-type="float">
            <text:p>15</text:p>
          </table:table-cell>
          <table:table-cell table:formula="of:=[.D28]/[.E28]" office:value-type="float" office:value="0.333333333333333" calcext:value-type="float">
            <text:p>0.333333333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4"/>
          <table:table-cell table:style-name="ce20" office:value-type="float" office:value="342" calcext:value-type="float">
            <text:p>342</text:p>
          </table:table-cell>
          <table:table-cell table:style-name="ce26" office:value-type="float" office:value="891" calcext:value-type="float">
            <text:p>891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train_1'.A1:'Pivot Table_train_1'.E29" table:buttons="'Pivot Table_train_1'.A2 'Pivot Table_train_1'.B2 'Pivot Table_train_1'.C2 'Pivot Table_train_1'.D1" table:show-filter-button="false" table:drill-down-on-double-click="false">
          <table:source-cell-range table:cell-range-address="train.A1:train.M892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class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comeGroup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22:00:26.843589939</dc:date>
    <dc:creator>mionisation </dc:creator>
    <meta:editing-duration>PT10M17S</meta:editing-duration>
    <meta:editing-cycles>1</meta:editing-cycles>
    <meta:document-statistic meta:table-count="2" meta:cell-count="10851" meta:object-count="0"/>
    <meta:generator>LibreOffice/4.4.3.2$Linux_X86_64 LibreOffice_project/40m0$Build-2</meta:generator>
  </office:meta>
</office:document-meta>
</file>